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84" style:family="table">
      <style:table-properties style:width="6.3in" table:align="left" style:writing-mode="lr-tb"/>
    </style:style>
    <style:style style:name="Table284.A" style:family="table-column">
      <style:table-column-properties style:column-width="6.3in"/>
    </style:style>
    <style:style style:name="Table284.1" style:family="table-row">
      <style:table-row-properties fo:keep-together="auto"/>
    </style:style>
    <style:style style:name="Table284.A1" style:family="table-cell">
      <style:table-cell-properties style:vertical-align="middle" fo:background-color="#7a5ada" fo:padding="0in" fo:border="none" style:writing-mode="lr-tb">
        <style:background-image/>
      </style:table-cell-properties>
    </style:style>
    <style:style style:name="Table284.A2" style:family="table-cell">
      <style:table-cell-properties style:vertical-align="middle" fo:background-color="#eeeeff" fo:padding="0in" fo:border="none" style:writing-mode="lr-tb">
        <style:background-image/>
      </style:table-cell-properties>
    </style:style>
    <style:style style:name="Table285" style:family="table">
      <style:table-properties style:width="6.3in" table:align="left" style:writing-mode="lr-tb"/>
    </style:style>
    <style:style style:name="Table285.A" style:family="table-column">
      <style:table-column-properties style:column-width="6.3in"/>
    </style:style>
    <style:style style:name="Table285.1" style:family="table-row">
      <style:table-row-properties fo:keep-together="auto"/>
    </style:style>
    <style:style style:name="Table285.A1" style:family="table-cell">
      <style:table-cell-properties style:vertical-align="middle" fo:background-color="#7a5ada" fo:padding="0in" fo:border="none" style:writing-mode="lr-tb">
        <style:background-image/>
      </style:table-cell-properties>
    </style:style>
    <style:style style:name="Table285.A2" style:family="table-cell">
      <style:table-cell-properties style:vertical-align="middle" fo:background-color="#eeeeff" fo:padding="0in" fo:border="none" style:writing-mode="lr-tb">
        <style:background-image/>
      </style:table-cell-properties>
    </style:style>
    <style:style style:name="Table286" style:family="table">
      <style:table-properties style:width="6.3in" table:align="left" style:writing-mode="lr-tb"/>
    </style:style>
    <style:style style:name="Table286.A" style:family="table-column">
      <style:table-column-properties style:column-width="6.3in"/>
    </style:style>
    <style:style style:name="Table286.1" style:family="table-row">
      <style:table-row-properties fo:keep-together="auto"/>
    </style:style>
    <style:style style:name="Table286.A1" style:family="table-cell">
      <style:table-cell-properties style:vertical-align="middle" fo:background-color="#7a5ada" fo:padding="0in" fo:border="none" style:writing-mode="lr-tb">
        <style:background-image/>
      </style:table-cell-properties>
    </style:style>
    <style:style style:name="Table286.A2" style:family="table-cell">
      <style:table-cell-properties style:vertical-align="middle" fo:background-color="#eeeeff" fo:padding="0in" fo:border="none" style:writing-mode="lr-tb">
        <style:background-image/>
      </style:table-cell-properties>
    </style:style>
    <style:style style:name="Table287" style:family="table">
      <style:table-properties style:width="6.3in" table:align="left" style:writing-mode="lr-tb"/>
    </style:style>
    <style:style style:name="Table287.A" style:family="table-column">
      <style:table-column-properties style:column-width="6.3in"/>
    </style:style>
    <style:style style:name="Table287.1" style:family="table-row">
      <style:table-row-properties fo:keep-together="auto"/>
    </style:style>
    <style:style style:name="Table287.A1" style:family="table-cell">
      <style:table-cell-properties style:vertical-align="middle" fo:background-color="#7a5ada" fo:padding="0in" fo:border="none" style:writing-mode="lr-tb">
        <style:background-image/>
      </style:table-cell-properties>
    </style:style>
    <style:style style:name="Table287.A2" style:family="table-cell">
      <style:table-cell-properties style:vertical-align="middle" fo:background-color="#eeeeff" fo:padding="0in" fo:border="none" style:writing-mode="lr-tb">
        <style:background-image/>
      </style:table-cell-properties>
    </style:style>
    <style:style style:name="Table288" style:family="table">
      <style:table-properties style:width="6.3in" table:align="left" style:writing-mode="lr-tb"/>
    </style:style>
    <style:style style:name="Table288.A" style:family="table-column">
      <style:table-column-properties style:column-width="6.3in"/>
    </style:style>
    <style:style style:name="Table288.1" style:family="table-row">
      <style:table-row-properties fo:keep-together="auto"/>
    </style:style>
    <style:style style:name="Table288.A1" style:family="table-cell">
      <style:table-cell-properties style:vertical-align="middle" fo:background-color="#7a5ada" fo:padding="0in" fo:border="none" style:writing-mode="lr-tb">
        <style:background-image/>
      </style:table-cell-properties>
    </style:style>
    <style:style style:name="Table288.A2" style:family="table-cell">
      <style:table-cell-properties style:vertical-align="middle" fo:background-color="#eeeeff" fo:padding="0in" fo:border="none" style:writing-mode="lr-tb">
        <style:background-image/>
      </style:table-cell-properties>
    </style:style>
    <style:style style:name="Table289" style:family="table">
      <style:table-properties style:width="6.3in" table:align="left" style:writing-mode="lr-tb"/>
    </style:style>
    <style:style style:name="Table289.A" style:family="table-column">
      <style:table-column-properties style:column-width="6.3in"/>
    </style:style>
    <style:style style:name="Table289.1" style:family="table-row">
      <style:table-row-properties fo:keep-together="auto"/>
    </style:style>
    <style:style style:name="Table289.A1" style:family="table-cell">
      <style:table-cell-properties style:vertical-align="middle" fo:background-color="#7a5ada" fo:padding="0in" fo:border="none" style:writing-mode="lr-tb">
        <style:background-image/>
      </style:table-cell-properties>
    </style:style>
    <style:style style:name="Table289.A2" style:family="table-cell">
      <style:table-cell-properties style:vertical-align="middle" fo:background-color="#eeeeff" fo:padding="0in" fo:border="none" style:writing-mode="lr-tb">
        <style:background-image/>
      </style:table-cell-properties>
    </style:style>
    <style:style style:name="Table290" style:family="table">
      <style:table-properties style:width="6.3in" table:align="left" style:writing-mode="lr-tb"/>
    </style:style>
    <style:style style:name="Table290.A" style:family="table-column">
      <style:table-column-properties style:column-width="6.3in"/>
    </style:style>
    <style:style style:name="Table290.1" style:family="table-row">
      <style:table-row-properties fo:keep-together="auto"/>
    </style:style>
    <style:style style:name="Table290.A1" style:family="table-cell">
      <style:table-cell-properties style:vertical-align="middle" fo:background-color="#7a5ada" fo:padding="0in" fo:border="none" style:writing-mode="lr-tb">
        <style:background-image/>
      </style:table-cell-properties>
    </style:style>
    <style:style style:name="Table290.A2" style:family="table-cell">
      <style:table-cell-properties style:vertical-align="middle" fo:background-color="#eeeeff" fo:padding="0in" fo:border="none" style:writing-mode="lr-tb">
        <style:background-image/>
      </style:table-cell-properties>
    </style:style>
    <style:style style:name="Table291" style:family="table">
      <style:table-properties style:width="6.3in" table:align="left" style:writing-mode="lr-tb"/>
    </style:style>
    <style:style style:name="Table291.A" style:family="table-column">
      <style:table-column-properties style:column-width="6.3in"/>
    </style:style>
    <style:style style:name="Table291.1" style:family="table-row">
      <style:table-row-properties fo:keep-together="auto"/>
    </style:style>
    <style:style style:name="Table291.A1" style:family="table-cell">
      <style:table-cell-properties style:vertical-align="middle" fo:background-color="#7a5ada" fo:padding="0in" fo:border="none" style:writing-mode="lr-tb">
        <style:background-image/>
      </style:table-cell-properties>
    </style:style>
    <style:style style:name="Table291.A2" style:family="table-cell">
      <style:table-cell-properties style:vertical-align="middle" fo:background-color="#eeeeff" fo:padding="0in" fo:border="none" style:writing-mode="lr-tb">
        <style:background-image/>
      </style:table-cell-properties>
    </style:style>
    <style:style style:name="Table292" style:family="table">
      <style:table-properties style:width="6.3in" table:align="left" style:writing-mode="lr-tb"/>
    </style:style>
    <style:style style:name="Table292.A" style:family="table-column">
      <style:table-column-properties style:column-width="6.3in"/>
    </style:style>
    <style:style style:name="Table292.1" style:family="table-row">
      <style:table-row-properties fo:keep-together="auto"/>
    </style:style>
    <style:style style:name="Table292.A1" style:family="table-cell">
      <style:table-cell-properties style:vertical-align="middle" fo:background-color="#7a5ada" fo:padding="0in" fo:border="none" style:writing-mode="lr-tb">
        <style:background-image/>
      </style:table-cell-properties>
    </style:style>
    <style:style style:name="Table292.A2" style:family="table-cell">
      <style:table-cell-properties style:vertical-align="middle" fo:background-color="#eeeeff" fo:padding="0in" fo:border="none" style:writing-mode="lr-tb">
        <style:background-image/>
      </style:table-cell-properties>
    </style:style>
    <style:style style:name="Table293" style:family="table">
      <style:table-properties style:width="6.3in" table:align="left" style:writing-mode="lr-tb"/>
    </style:style>
    <style:style style:name="Table293.A" style:family="table-column">
      <style:table-column-properties style:column-width="6.3in"/>
    </style:style>
    <style:style style:name="Table293.1" style:family="table-row">
      <style:table-row-properties fo:keep-together="auto"/>
    </style:style>
    <style:style style:name="Table293.A1" style:family="table-cell">
      <style:table-cell-properties style:vertical-align="middle" fo:background-color="#7a5ada" fo:padding="0in" fo:border="none" style:writing-mode="lr-tb">
        <style:background-image/>
      </style:table-cell-properties>
    </style:style>
    <style:style style:name="Table293.A2" style:family="table-cell">
      <style:table-cell-properties style:vertical-align="middle" fo:background-color="#eeeeff" fo:padding="0in" fo:border="none" style:writing-mode="lr-tb">
        <style:background-image/>
      </style:table-cell-properties>
    </style:style>
    <style:style style:name="Table294" style:family="table">
      <style:table-properties style:width="6.3in" table:align="left" style:writing-mode="lr-tb"/>
    </style:style>
    <style:style style:name="Table294.A" style:family="table-column">
      <style:table-column-properties style:column-width="6.3in"/>
    </style:style>
    <style:style style:name="Table294.1" style:family="table-row">
      <style:table-row-properties fo:keep-together="auto"/>
    </style:style>
    <style:style style:name="Table294.A1" style:family="table-cell">
      <style:table-cell-properties style:vertical-align="middle" fo:background-color="#7a5ada" fo:padding="0in" fo:border="none" style:writing-mode="lr-tb">
        <style:background-image/>
      </style:table-cell-properties>
    </style:style>
    <style:style style:name="Table294.A2" style:family="table-cell">
      <style:table-cell-properties style:vertical-align="middle" fo:background-color="#eeeeff" fo:padding="0in" fo:border="none" style:writing-mode="lr-tb">
        <style:background-image/>
      </style:table-cell-properties>
    </style:style>
    <style:style style:name="Table295" style:family="table">
      <style:table-properties style:width="6.3in" table:align="left" style:writing-mode="lr-tb"/>
    </style:style>
    <style:style style:name="Table295.A" style:family="table-column">
      <style:table-column-properties style:column-width="6.3in"/>
    </style:style>
    <style:style style:name="Table295.1" style:family="table-row">
      <style:table-row-properties fo:keep-together="auto"/>
    </style:style>
    <style:style style:name="Table295.A1" style:family="table-cell">
      <style:table-cell-properties style:vertical-align="middle" fo:background-color="#7a5ada" fo:padding="0in" fo:border="none" style:writing-mode="lr-tb">
        <style:background-image/>
      </style:table-cell-properties>
    </style:style>
    <style:style style:name="Table295.A2" style:family="table-cell">
      <style:table-cell-properties style:vertical-align="middle" fo:background-color="#eeeeff" fo:padding="0in" fo:border="none" style:writing-mode="lr-tb">
        <style:background-image/>
      </style:table-cell-properties>
    </style:style>
    <style:style style:name="Table296" style:family="table">
      <style:table-properties style:width="6.3in" table:align="left" style:writing-mode="lr-tb"/>
    </style:style>
    <style:style style:name="Table296.A" style:family="table-column">
      <style:table-column-properties style:column-width="6.3in"/>
    </style:style>
    <style:style style:name="Table296.1" style:family="table-row">
      <style:table-row-properties fo:keep-together="auto"/>
    </style:style>
    <style:style style:name="Table296.A1" style:family="table-cell">
      <style:table-cell-properties style:vertical-align="middle" fo:background-color="#7a5ada" fo:padding="0in" fo:border="none" style:writing-mode="lr-tb">
        <style:background-image/>
      </style:table-cell-properties>
    </style:style>
    <style:style style:name="Table296.A2" style:family="table-cell">
      <style:table-cell-properties style:vertical-align="middle" fo:background-color="#eeeeff" fo:padding="0in" fo:border="none" style:writing-mode="lr-tb">
        <style:background-image/>
      </style:table-cell-properties>
    </style:style>
    <style:style style:name="Table297" style:family="table">
      <style:table-properties style:width="6.3in" table:align="left" style:writing-mode="lr-tb"/>
    </style:style>
    <style:style style:name="Table297.A" style:family="table-column">
      <style:table-column-properties style:column-width="6.3in"/>
    </style:style>
    <style:style style:name="Table297.1" style:family="table-row">
      <style:table-row-properties fo:keep-together="auto"/>
    </style:style>
    <style:style style:name="Table297.A1" style:family="table-cell">
      <style:table-cell-properties style:vertical-align="middle" fo:background-color="#7a5ada" fo:padding="0in" fo:border="none" style:writing-mode="lr-tb">
        <style:background-image/>
      </style:table-cell-properties>
    </style:style>
    <style:style style:name="Table297.A2" style:family="table-cell">
      <style:table-cell-properties style:vertical-align="middle" fo:background-color="#eeeeff" fo:padding="0in" fo:border="none" style:writing-mode="lr-tb">
        <style:background-image/>
      </style:table-cell-properties>
    </style:style>
    <style:style style:name="Table298" style:family="table">
      <style:table-properties style:width="6.3in" table:align="left" style:writing-mode="lr-tb"/>
    </style:style>
    <style:style style:name="Table298.A" style:family="table-column">
      <style:table-column-properties style:column-width="6.3in"/>
    </style:style>
    <style:style style:name="Table298.1" style:family="table-row">
      <style:table-row-properties fo:keep-together="auto"/>
    </style:style>
    <style:style style:name="Table298.A1" style:family="table-cell">
      <style:table-cell-properties style:vertical-align="middle" fo:background-color="#7a5ada" fo:padding="0in" fo:border="none" style:writing-mode="lr-tb">
        <style:background-image/>
      </style:table-cell-properties>
    </style:style>
    <style:style style:name="Table298.A2" style:family="table-cell">
      <style:table-cell-properties style:vertical-align="middle" fo:background-color="#eeeeff" fo:padding="0in" fo:border="none" style:writing-mode="lr-tb">
        <style:background-image/>
      </style:table-cell-properties>
    </style:style>
    <style:style style:name="Table299" style:family="table">
      <style:table-properties style:width="6.3in" table:align="left" style:writing-mode="lr-tb"/>
    </style:style>
    <style:style style:name="Table299.A" style:family="table-column">
      <style:table-column-properties style:column-width="6.3in"/>
    </style:style>
    <style:style style:name="Table299.1" style:family="table-row">
      <style:table-row-properties fo:keep-together="auto"/>
    </style:style>
    <style:style style:name="Table299.A1" style:family="table-cell">
      <style:table-cell-properties style:vertical-align="middle" fo:background-color="#7a5ada" fo:padding="0in" fo:border="none" style:writing-mode="lr-tb">
        <style:background-image/>
      </style:table-cell-properties>
    </style:style>
    <style:style style:name="Table299.A2" style:family="table-cell">
      <style:table-cell-properties style:vertical-align="middle" fo:background-color="#eeeeff" fo:padding="0in" fo:border="none" style:writing-mode="lr-tb">
        <style:background-image/>
      </style:table-cell-properties>
    </style:style>
    <style:style style:name="Table300" style:family="table">
      <style:table-properties style:width="6.3in" table:align="left" style:writing-mode="lr-tb"/>
    </style:style>
    <style:style style:name="Table300.A" style:family="table-column">
      <style:table-column-properties style:column-width="6.3in"/>
    </style:style>
    <style:style style:name="Table300.1" style:family="table-row">
      <style:table-row-properties fo:keep-together="auto"/>
    </style:style>
    <style:style style:name="Table300.A1" style:family="table-cell">
      <style:table-cell-properties style:vertical-align="middle" fo:background-color="#7a5ada" fo:padding="0in" fo:border="none" style:writing-mode="lr-tb">
        <style:background-image/>
      </style:table-cell-properties>
    </style:style>
    <style:style style:name="Table300.A2" style:family="table-cell">
      <style:table-cell-properties style:vertical-align="middle" fo:background-color="#eeeeff" fo:padding="0in" fo:border="none" style:writing-mode="lr-tb">
        <style:background-image/>
      </style:table-cell-properties>
    </style:style>
    <style:style style:name="Table301" style:family="table">
      <style:table-properties style:width="6.3in" table:align="left" style:writing-mode="lr-tb"/>
    </style:style>
    <style:style style:name="Table301.A" style:family="table-column">
      <style:table-column-properties style:column-width="6.3in"/>
    </style:style>
    <style:style style:name="Table301.1" style:family="table-row">
      <style:table-row-properties fo:keep-together="auto"/>
    </style:style>
    <style:style style:name="Table301.A1" style:family="table-cell">
      <style:table-cell-properties style:vertical-align="middle" fo:background-color="#7a5ada" fo:padding="0in" fo:border="none" style:writing-mode="lr-tb">
        <style:background-image/>
      </style:table-cell-properties>
    </style:style>
    <style:style style:name="Table301.A2" style:family="table-cell">
      <style:table-cell-properties style:vertical-align="middle" fo:background-color="#eeeeff" fo:padding="0in" fo:border="none" style:writing-mode="lr-tb">
        <style:background-image/>
      </style:table-cell-properties>
    </style:style>
    <style:style style:name="Table302" style:family="table">
      <style:table-properties style:width="6.3in" table:align="left" style:writing-mode="lr-tb"/>
    </style:style>
    <style:style style:name="Table302.A" style:family="table-column">
      <style:table-column-properties style:column-width="6.3in"/>
    </style:style>
    <style:style style:name="Table302.1" style:family="table-row">
      <style:table-row-properties fo:keep-together="auto"/>
    </style:style>
    <style:style style:name="Table302.A1" style:family="table-cell">
      <style:table-cell-properties style:vertical-align="middle" fo:background-color="#7a5ada" fo:padding="0in" fo:border="none" style:writing-mode="lr-tb">
        <style:background-image/>
      </style:table-cell-properties>
    </style:style>
    <style:style style:name="Table302.A2" style:family="table-cell">
      <style:table-cell-properties style:vertical-align="middle" fo:background-color="#eeeeff" fo:padding="0in" fo:border="none" style:writing-mode="lr-tb">
        <style:background-image/>
      </style:table-cell-properties>
    </style:style>
    <style:style style:name="Table303" style:family="table">
      <style:table-properties style:width="6.3in" table:align="left" style:writing-mode="lr-tb"/>
    </style:style>
    <style:style style:name="Table303.A" style:family="table-column">
      <style:table-column-properties style:column-width="6.3in"/>
    </style:style>
    <style:style style:name="Table303.1" style:family="table-row">
      <style:table-row-properties fo:keep-together="auto"/>
    </style:style>
    <style:style style:name="Table303.A1" style:family="table-cell">
      <style:table-cell-properties style:vertical-align="middle" fo:background-color="#7a5ada" fo:padding="0in" fo:border="none" style:writing-mode="lr-tb">
        <style:background-image/>
      </style:table-cell-properties>
    </style:style>
    <style:style style:name="Table303.A2" style:family="table-cell">
      <style:table-cell-properties style:vertical-align="middle" fo:background-color="#eeeeff" fo:padding="0in" fo:border="none" style:writing-mode="lr-tb">
        <style:background-image/>
      </style:table-cell-properties>
    </style:style>
    <style:style style:name="Table304" style:family="table">
      <style:table-properties style:width="6.3in" table:align="left" style:writing-mode="lr-tb"/>
    </style:style>
    <style:style style:name="Table304.A" style:family="table-column">
      <style:table-column-properties style:column-width="6.3in"/>
    </style:style>
    <style:style style:name="Table304.1" style:family="table-row">
      <style:table-row-properties fo:keep-together="auto"/>
    </style:style>
    <style:style style:name="Table304.A1" style:family="table-cell">
      <style:table-cell-properties style:vertical-align="middle" fo:background-color="#7a5ada" fo:padding="0in" fo:border="none" style:writing-mode="lr-tb">
        <style:background-image/>
      </style:table-cell-properties>
    </style:style>
    <style:style style:name="Table304.A2" style:family="table-cell">
      <style:table-cell-properties style:vertical-align="middle" fo:background-color="#eeeeff" fo:padding="0in" fo:border="none" style:writing-mode="lr-tb">
        <style:background-image/>
      </style:table-cell-properties>
    </style:style>
    <style:style style:name="Table305" style:family="table">
      <style:table-properties style:width="6.3in" table:align="left" style:writing-mode="lr-tb"/>
    </style:style>
    <style:style style:name="Table305.A" style:family="table-column">
      <style:table-column-properties style:column-width="6.3in"/>
    </style:style>
    <style:style style:name="Table305.1" style:family="table-row">
      <style:table-row-properties fo:keep-together="auto"/>
    </style:style>
    <style:style style:name="Table305.A1" style:family="table-cell">
      <style:table-cell-properties style:vertical-align="middle" fo:background-color="#7a5ada" fo:padding="0in" fo:border="none" style:writing-mode="lr-tb">
        <style:background-image/>
      </style:table-cell-properties>
    </style:style>
    <style:style style:name="Table305.A2" style:family="table-cell">
      <style:table-cell-properties style:vertical-align="middle" fo:background-color="#eeeeff" fo:padding="0in" fo:border="none" style:writing-mode="lr-tb">
        <style:background-image/>
      </style:table-cell-properties>
    </style:style>
    <style:style style:name="Table306" style:family="table">
      <style:table-properties style:width="6.3in" table:align="left" style:writing-mode="lr-tb"/>
    </style:style>
    <style:style style:name="Table306.A" style:family="table-column">
      <style:table-column-properties style:column-width="6.3in"/>
    </style:style>
    <style:style style:name="Table306.1" style:family="table-row">
      <style:table-row-properties fo:keep-together="auto"/>
    </style:style>
    <style:style style:name="Table306.A1" style:family="table-cell">
      <style:table-cell-properties style:vertical-align="middle" fo:background-color="#7a5ada" fo:padding="0in" fo:border="none" style:writing-mode="lr-tb">
        <style:background-image/>
      </style:table-cell-properties>
    </style:style>
    <style:style style:name="Table306.A2" style:family="table-cell">
      <style:table-cell-properties style:vertical-align="middle" fo:background-color="#eeeeff" fo:padding="0in" fo:border="none" style:writing-mode="lr-tb">
        <style:background-image/>
      </style:table-cell-properties>
    </style:style>
    <style:style style:name="Table307" style:family="table">
      <style:table-properties style:width="6.3in" table:align="left" style:writing-mode="lr-tb"/>
    </style:style>
    <style:style style:name="Table307.A" style:family="table-column">
      <style:table-column-properties style:column-width="6.3in"/>
    </style:style>
    <style:style style:name="Table307.1" style:family="table-row">
      <style:table-row-properties fo:keep-together="auto"/>
    </style:style>
    <style:style style:name="Table307.A1" style:family="table-cell">
      <style:table-cell-properties style:vertical-align="middle" fo:background-color="#7a5ada" fo:padding="0in" fo:border="none" style:writing-mode="lr-tb">
        <style:background-image/>
      </style:table-cell-properties>
    </style:style>
    <style:style style:name="Table307.A2" style:family="table-cell">
      <style:table-cell-properties style:vertical-align="middle" fo:background-color="#eeeeff" fo:padding="0in" fo:border="none" style:writing-mode="lr-tb">
        <style:background-image/>
      </style:table-cell-properties>
    </style:style>
    <style:style style:name="Table308" style:family="table">
      <style:table-properties style:width="6.3in" table:align="left" style:writing-mode="lr-tb"/>
    </style:style>
    <style:style style:name="Table308.A" style:family="table-column">
      <style:table-column-properties style:column-width="6.3in"/>
    </style:style>
    <style:style style:name="Table308.1" style:family="table-row">
      <style:table-row-properties fo:keep-together="auto"/>
    </style:style>
    <style:style style:name="Table308.A1" style:family="table-cell">
      <style:table-cell-properties style:vertical-align="middle" fo:background-color="#7a5ada" fo:padding="0in" fo:border="none" style:writing-mode="lr-tb">
        <style:background-image/>
      </style:table-cell-properties>
    </style:style>
    <style:style style:name="Table308.A2" style:family="table-cell">
      <style:table-cell-properties style:vertical-align="middle" fo:background-color="#eeeeff" fo:padding="0in" fo:border="none" style:writing-mode="lr-tb">
        <style:background-image/>
      </style:table-cell-properties>
    </style:style>
    <style:style style:name="Table309" style:family="table">
      <style:table-properties style:width="6.3in" table:align="left" style:writing-mode="lr-tb"/>
    </style:style>
    <style:style style:name="Table309.A" style:family="table-column">
      <style:table-column-properties style:column-width="6.3in"/>
    </style:style>
    <style:style style:name="Table309.1" style:family="table-row">
      <style:table-row-properties fo:keep-together="auto"/>
    </style:style>
    <style:style style:name="Table309.A1" style:family="table-cell">
      <style:table-cell-properties style:vertical-align="middle" fo:background-color="#7a5ada" fo:padding="0in" fo:border="none" style:writing-mode="lr-tb">
        <style:background-image/>
      </style:table-cell-properties>
    </style:style>
    <style:style style:name="Table309.A2" style:family="table-cell">
      <style:table-cell-properties style:vertical-align="middle" fo:background-color="#eeeeff" fo:padding="0in" fo:border="none" style:writing-mode="lr-tb">
        <style:background-image/>
      </style:table-cell-properties>
    </style:style>
    <style:style style:name="Table310" style:family="table">
      <style:table-properties style:width="6.3in" table:align="left" style:writing-mode="lr-tb"/>
    </style:style>
    <style:style style:name="Table310.A" style:family="table-column">
      <style:table-column-properties style:column-width="6.3in"/>
    </style:style>
    <style:style style:name="Table310.1" style:family="table-row">
      <style:table-row-properties fo:keep-together="auto"/>
    </style:style>
    <style:style style:name="Table310.A1" style:family="table-cell">
      <style:table-cell-properties style:vertical-align="middle" fo:background-color="#7a5ada" fo:padding="0in" fo:border="none" style:writing-mode="lr-tb">
        <style:background-image/>
      </style:table-cell-properties>
    </style:style>
    <style:style style:name="Table310.A2" style:family="table-cell">
      <style:table-cell-properties style:vertical-align="middle" fo:background-color="#eeeeff" fo:padding="0in" fo:border="none" style:writing-mode="lr-tb">
        <style:background-image/>
      </style:table-cell-properties>
    </style:style>
    <style:style style:name="Table311" style:family="table">
      <style:table-properties style:width="6.3in" table:align="left" style:writing-mode="lr-tb"/>
    </style:style>
    <style:style style:name="Table311.A" style:family="table-column">
      <style:table-column-properties style:column-width="6.3in"/>
    </style:style>
    <style:style style:name="Table311.1" style:family="table-row">
      <style:table-row-properties fo:keep-together="auto"/>
    </style:style>
    <style:style style:name="Table311.A1" style:family="table-cell">
      <style:table-cell-properties style:vertical-align="middle" fo:background-color="#7a5ada" fo:padding="0in" fo:border="none" style:writing-mode="lr-tb">
        <style:background-image/>
      </style:table-cell-properties>
    </style:style>
    <style:style style:name="Table311.A2" style:family="table-cell">
      <style:table-cell-properties style:vertical-align="middle" fo:background-color="#eeeeff" fo:padding="0in" fo:border="none" style:writing-mode="lr-tb">
        <style:background-image/>
      </style:table-cell-properties>
    </style:style>
    <style:style style:name="Table312" style:family="table">
      <style:table-properties style:width="6.3in" table:align="left" style:writing-mode="lr-tb"/>
    </style:style>
    <style:style style:name="Table312.A" style:family="table-column">
      <style:table-column-properties style:column-width="6.3in"/>
    </style:style>
    <style:style style:name="Table312.1" style:family="table-row">
      <style:table-row-properties fo:keep-together="auto"/>
    </style:style>
    <style:style style:name="Table312.A1" style:family="table-cell">
      <style:table-cell-properties style:vertical-align="middle" fo:background-color="#7a5ada" fo:padding="0in" fo:border="none" style:writing-mode="lr-tb">
        <style:background-image/>
      </style:table-cell-properties>
    </style:style>
    <style:style style:name="Table312.A2" style:family="table-cell">
      <style:table-cell-properties style:vertical-align="middle" fo:background-color="#eeeeff" fo:padding="0in" fo:border="none" style:writing-mode="lr-tb">
        <style:background-image/>
      </style:table-cell-properties>
    </style:style>
    <style:style style:name="Table313" style:family="table">
      <style:table-properties style:width="6.3in" table:align="left" style:writing-mode="lr-tb"/>
    </style:style>
    <style:style style:name="Table313.A" style:family="table-column">
      <style:table-column-properties style:column-width="6.3in"/>
    </style:style>
    <style:style style:name="Table313.1" style:family="table-row">
      <style:table-row-properties fo:keep-together="auto"/>
    </style:style>
    <style:style style:name="Table313.A1" style:family="table-cell">
      <style:table-cell-properties style:vertical-align="middle" fo:background-color="#7a5ada" fo:padding="0in" fo:border="none" style:writing-mode="lr-tb">
        <style:background-image/>
      </style:table-cell-properties>
    </style:style>
    <style:style style:name="Table313.A2" style:family="table-cell">
      <style:table-cell-properties style:vertical-align="middle" fo:background-color="#eeeeff" fo:padding="0in" fo:border="none" style:writing-mode="lr-tb">
        <style:background-image/>
      </style:table-cell-properties>
    </style:style>
    <style:style style:name="Table314" style:family="table">
      <style:table-properties style:width="6.3in" table:align="left" style:writing-mode="lr-tb"/>
    </style:style>
    <style:style style:name="Table314.A" style:family="table-column">
      <style:table-column-properties style:column-width="6.3in"/>
    </style:style>
    <style:style style:name="Table314.1" style:family="table-row">
      <style:table-row-properties fo:keep-together="auto"/>
    </style:style>
    <style:style style:name="Table314.A1" style:family="table-cell">
      <style:table-cell-properties style:vertical-align="middle" fo:background-color="#7a5ada" fo:padding="0in" fo:border="none" style:writing-mode="lr-tb">
        <style:background-image/>
      </style:table-cell-properties>
    </style:style>
    <style:style style:name="Table314.A2" style:family="table-cell">
      <style:table-cell-properties style:vertical-align="middle" fo:background-color="#eeeeff" fo:padding="0in" fo:border="none" style:writing-mode="lr-tb">
        <style:background-image/>
      </style:table-cell-properties>
    </style:style>
    <style:style style:name="Table315" style:family="table">
      <style:table-properties style:width="6.3in" table:align="left" style:writing-mode="lr-tb"/>
    </style:style>
    <style:style style:name="Table315.A" style:family="table-column">
      <style:table-column-properties style:column-width="6.3in"/>
    </style:style>
    <style:style style:name="Table315.1" style:family="table-row">
      <style:table-row-properties fo:keep-together="auto"/>
    </style:style>
    <style:style style:name="Table315.A1" style:family="table-cell">
      <style:table-cell-properties style:vertical-align="middle" fo:background-color="#7a5ada" fo:padding="0in" fo:border="none" style:writing-mode="lr-tb">
        <style:background-image/>
      </style:table-cell-properties>
    </style:style>
    <style:style style:name="Table315.A2" style:family="table-cell">
      <style:table-cell-properties style:vertical-align="middle" fo:background-color="#eeeeff" fo:padding="0in" fo:border="none" style:writing-mode="lr-tb">
        <style:background-image/>
      </style:table-cell-properties>
    </style:style>
    <style:style style:name="Table316" style:family="table">
      <style:table-properties style:width="6.3in" table:align="left" style:writing-mode="lr-tb"/>
    </style:style>
    <style:style style:name="Table316.A" style:family="table-column">
      <style:table-column-properties style:column-width="6.3in"/>
    </style:style>
    <style:style style:name="Table316.1" style:family="table-row">
      <style:table-row-properties fo:keep-together="auto"/>
    </style:style>
    <style:style style:name="Table316.A1" style:family="table-cell">
      <style:table-cell-properties style:vertical-align="middle" fo:background-color="#7a5ada" fo:padding="0in" fo:border="none" style:writing-mode="lr-tb">
        <style:background-image/>
      </style:table-cell-properties>
    </style:style>
    <style:style style:name="Table316.A2" style:family="table-cell">
      <style:table-cell-properties style:vertical-align="middle" fo:background-color="#eeeeff" fo:padding="0in" fo:border="none" style:writing-mode="lr-tb">
        <style:background-image/>
      </style:table-cell-properties>
    </style:style>
    <style:style style:name="Table317" style:family="table">
      <style:table-properties style:width="6.3in" table:align="left" style:writing-mode="lr-tb"/>
    </style:style>
    <style:style style:name="Table317.A" style:family="table-column">
      <style:table-column-properties style:column-width="6.3in"/>
    </style:style>
    <style:style style:name="Table317.1" style:family="table-row">
      <style:table-row-properties fo:keep-together="auto"/>
    </style:style>
    <style:style style:name="Table317.A1" style:family="table-cell">
      <style:table-cell-properties style:vertical-align="middle" fo:background-color="#7a5ada" fo:padding="0in" fo:border="none" style:writing-mode="lr-tb">
        <style:background-image/>
      </style:table-cell-properties>
    </style:style>
    <style:style style:name="Table317.A2" style:family="table-cell">
      <style:table-cell-properties style:vertical-align="middle" fo:background-color="#eeeeff" fo:padding="0in" fo:border="none" style:writing-mode="lr-tb">
        <style:background-image/>
      </style:table-cell-properties>
    </style:style>
    <style:style style:name="Table318" style:family="table">
      <style:table-properties style:width="6.3in" table:align="left" style:writing-mode="lr-tb"/>
    </style:style>
    <style:style style:name="Table318.A" style:family="table-column">
      <style:table-column-properties style:column-width="6.3in"/>
    </style:style>
    <style:style style:name="Table318.1" style:family="table-row">
      <style:table-row-properties fo:keep-together="auto"/>
    </style:style>
    <style:style style:name="Table318.A1" style:family="table-cell">
      <style:table-cell-properties style:vertical-align="middle" fo:background-color="#7a5ada" fo:padding="0in" fo:border="none" style:writing-mode="lr-tb">
        <style:background-image/>
      </style:table-cell-properties>
    </style:style>
    <style:style style:name="Table318.A2" style:family="table-cell">
      <style:table-cell-properties style:vertical-align="middle" fo:background-color="#eeeeff" fo:padding="0in" fo:border="none" style:writing-mode="lr-tb">
        <style:background-image/>
      </style:table-cell-properties>
    </style:style>
    <style:style style:name="P1" style:family="paragraph" style:parent-style-name="Standard">
      <style:text-properties officeooo:paragraph-rsid="001de372"/>
    </style:style>
    <style:style style:name="P2" style:family="paragraph" style:parent-style-name="Standard" style:list-style-name="WW8Num5">
      <style:paragraph-properties fo:margin-top="0in" fo:margin-bottom="0in" style:contextual-spacing="false" fo:line-height="100%"/>
      <style:text-properties officeooo:paragraph-rsid="001de372"/>
    </style:style>
    <style:style style:name="P3" style:family="paragraph" style:parent-style-name="Standard" style:list-style-name="WW8Num30">
      <style:paragraph-properties fo:margin-top="0in" fo:margin-bottom="0in" style:contextual-spacing="false" fo:line-height="100%"/>
      <style:text-properties officeooo:paragraph-rsid="001de372"/>
    </style:style>
    <style:style style:name="P4" style:family="paragraph" style:parent-style-name="Standard" style:list-style-name="WW8Num36">
      <style:paragraph-properties fo:margin-top="0in" fo:margin-bottom="0in" style:contextual-spacing="false" fo:line-height="100%"/>
      <style:text-properties officeooo:paragraph-rsid="001de372"/>
    </style:style>
    <style:style style:name="P5" style:family="paragraph" style:parent-style-name="Standard" style:list-style-name="WW8Num28">
      <style:paragraph-properties fo:margin-top="0in" fo:margin-bottom="0in" style:contextual-spacing="false" fo:line-height="100%"/>
      <style:text-properties officeooo:paragraph-rsid="001de372"/>
    </style:style>
    <style:style style:name="P6" style:family="paragraph" style:parent-style-name="Standard" style:list-style-name="WW8Num7">
      <style:paragraph-properties fo:margin-top="0in" fo:margin-bottom="0in" style:contextual-spacing="false" fo:line-height="100%"/>
      <style:text-properties officeooo:paragraph-rsid="001de372"/>
    </style:style>
    <style:style style:name="P7" style:family="paragraph" style:parent-style-name="Standard" style:list-style-name="WW8Num14">
      <style:paragraph-properties fo:margin-top="0in" fo:margin-bottom="0in" style:contextual-spacing="false" fo:line-height="100%"/>
      <style:text-properties officeooo:paragraph-rsid="001de372"/>
    </style:style>
    <style:style style:name="P8" style:family="paragraph" style:parent-style-name="Standard" style:list-style-name="WW8Num11">
      <style:paragraph-properties fo:margin-top="0in" fo:margin-bottom="0in" style:contextual-spacing="false" fo:line-height="100%"/>
      <style:text-properties officeooo:paragraph-rsid="001de372"/>
    </style:style>
    <style:style style:name="P9" style:family="paragraph" style:parent-style-name="Standard" style:list-style-name="WW8Num5">
      <style:paragraph-properties fo:margin-top="0in" fo:margin-bottom="0.139in" style:contextual-spacing="false" fo:line-height="100%"/>
      <style:text-properties officeooo:paragraph-rsid="001de372"/>
    </style:style>
    <style:style style:name="P10" style:family="paragraph" style:parent-style-name="Standard" style:list-style-name="WW8Num30">
      <style:paragraph-properties fo:margin-top="0in" fo:margin-bottom="0.139in" style:contextual-spacing="false" fo:line-height="100%"/>
      <style:text-properties officeooo:paragraph-rsid="001de372"/>
    </style:style>
    <style:style style:name="P11" style:family="paragraph" style:parent-style-name="Standard" style:list-style-name="WW8Num28">
      <style:paragraph-properties fo:margin-top="0in" fo:margin-bottom="0.139in" style:contextual-spacing="false" fo:line-height="100%"/>
      <style:text-properties officeooo:paragraph-rsid="001de372"/>
    </style:style>
    <style:style style:name="P12" style:family="paragraph" style:parent-style-name="Standard" style:list-style-name="WW8Num14">
      <style:paragraph-properties fo:margin-top="0in" fo:margin-bottom="0.139in" style:contextual-spacing="false" fo:line-height="100%"/>
      <style:text-properties officeooo:paragraph-rsid="001de372"/>
    </style:style>
    <style:style style:name="P13" style:family="paragraph" style:parent-style-name="Standard" style:list-style-name="WW8Num5">
      <style:paragraph-properties fo:margin-top="0in" fo:margin-bottom="0.1945in" style:contextual-spacing="false" fo:line-height="100%"/>
      <style:text-properties officeooo:paragraph-rsid="001de372"/>
    </style:style>
    <style:style style:name="P14" style:family="paragraph" style:parent-style-name="Standard" style:list-style-name="WW8Num30">
      <style:paragraph-properties fo:margin-top="0in" fo:margin-bottom="0.1945in" style:contextual-spacing="false" fo:line-height="100%"/>
      <style:text-properties officeooo:paragraph-rsid="001de372"/>
    </style:style>
    <style:style style:name="P15" style:family="paragraph" style:parent-style-name="Standard" style:list-style-name="WW8Num36">
      <style:paragraph-properties fo:margin-top="0in" fo:margin-bottom="0.1945in" style:contextual-spacing="false" fo:line-height="100%"/>
      <style:text-properties officeooo:paragraph-rsid="001de372"/>
    </style:style>
    <style:style style:name="P16" style:family="paragraph" style:parent-style-name="Standard" style:list-style-name="WW8Num12">
      <style:paragraph-properties fo:margin-top="0in" fo:margin-bottom="0.1945in" style:contextual-spacing="false" fo:line-height="100%"/>
      <style:text-properties officeooo:paragraph-rsid="001de372"/>
    </style:style>
    <style:style style:name="P17" style:family="paragraph" style:parent-style-name="Standard" style:list-style-name="WW8Num28">
      <style:paragraph-properties fo:margin-top="0in" fo:margin-bottom="0.1945in" style:contextual-spacing="false" fo:line-height="100%"/>
      <style:text-properties officeooo:paragraph-rsid="001de372"/>
    </style:style>
    <style:style style:name="P18" style:family="paragraph" style:parent-style-name="Standard" style:list-style-name="WW8Num7">
      <style:paragraph-properties fo:margin-top="0in" fo:margin-bottom="0.1945in" style:contextual-spacing="false" fo:line-height="100%"/>
      <style:text-properties officeooo:paragraph-rsid="001de372"/>
    </style:style>
    <style:style style:name="P19" style:family="paragraph" style:parent-style-name="Standard" style:list-style-name="WW8Num14">
      <style:paragraph-properties fo:margin-top="0in" fo:margin-bottom="0.1945in" style:contextual-spacing="false" fo:line-height="100%"/>
      <style:text-properties officeooo:paragraph-rsid="001de372"/>
    </style:style>
    <style:style style:name="P20" style:family="paragraph" style:parent-style-name="Standard" style:list-style-name="WW8Num11">
      <style:paragraph-properties fo:margin-top="0in" fo:margin-bottom="0.1945in" style:contextual-spacing="false" fo:line-height="100%"/>
      <style:text-properties officeooo:paragraph-rsid="001de372"/>
    </style:style>
    <style:style style:name="P21" style:family="paragraph" style:parent-style-name="Normal_20__28_Web_29_">
      <style:text-properties officeooo:paragraph-rsid="001de372"/>
    </style:style>
    <style:style style:name="P22" style:family="paragraph" style:parent-style-name="chaphead">
      <style:text-properties officeooo:paragraph-rsid="001de372"/>
    </style:style>
    <style:style style:name="P23" style:family="paragraph" style:parent-style-name="Heading_20_3">
      <style:text-properties officeooo:paragraph-rsid="001de372"/>
    </style:style>
    <style:style style:name="P24" style:family="paragraph" style:parent-style-name="HTML_20_Preformatted">
      <style:text-properties officeooo:paragraph-rsid="001de372"/>
    </style:style>
    <style:style style:name="P25" style:family="paragraph" style:parent-style-name="secthead">
      <style:text-properties officeooo:paragraph-rsid="001de372"/>
    </style:style>
    <style:style style:name="P26" style:family="paragraph" style:parent-style-name="Heading_20_2">
      <style:text-properties officeooo:paragraph-rsid="001de372"/>
    </style:style>
    <style:style style:name="P27" style:family="paragraph" style:parent-style-name="codetitle">
      <style:paragraph-properties fo:margin-top="0.1945in" fo:margin-bottom="0in" style:contextual-spacing="false"/>
      <style:text-properties officeooo:paragraph-rsid="001de372"/>
    </style:style>
    <style:style style:name="T1" style:family="text">
      <style:text-properties fo:font-weight="bold" style:font-weight-asian="bold" style:font-weight-complex="bold"/>
    </style:style>
    <style:style style:name="T2" style:family="text">
      <style:text-properties style:font-name-asian="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2">C. Utilizarea Portage</text:h>
      <text:h text:style-name="P23" text:outline-level="3"><text:bookmark text:name="book_part3_chap1"/>1. Fişiere şi Directoare</text:h>
      <text:p text:style-name="P22"><text:bookmark text:name="book_part3_chap1__chap1"/><text:span text:style-name="chapnum">1.a. </text:span>Fişierele Utilizate de Portage</text:p>
      <text:p text:style-name="P25"><text:bookmark-start text:name="book_part3_chap1__chap1_sect1"/>Directive de Configurare<text:bookmark-end text:name="book_part3_chap1__chap1_sect1"/></text:p>
      <text:p text:style-name="P21">Portage conţine o configuraţie implicită stocată în <text:span text:style-name="path">/etc/make.globals</text:span>. Dacă vizualizaţi fişierul, veţi observa că toată configuraţia Portage este manipulată prin intermediul acestor variabile. Ce variabile interpretează şi ce reprezintă ele, este descris ulterior. </text:p>
      <text:p text:style-name="P21">Deoarece multe directive de configurare diferă între arhitecturi, Portage mai conţine fişiere de configurare implicite ce fac parte din profilul dvs. Profilul este indicat de către fişierul symlink <text:span text:style-name="path">/etc/make.profile</text:span>; Configuraţiile sistemului Portage sunt setate în fişierele <text:span text:style-name="path">make.defaults</text:span> din profilul dvs. şi toate profilele ascendente. Vom explica mai multe despre profile şi directorul <text:span text:style-name="path">/etc/make.profile</text:span> ulterior. </text:p>
      <text:p text:style-name="P21">Dacă plănuţi să schimbaţi o variabilă de configurare, <text:span text:style-name="Emphasis1">nu</text:span> modificaţi <text:span text:style-name="path">/etc/make.globals</text:span> sau <text:span text:style-name="path">make.defaults</text:span>. Utilizaţi, în loc, <text:span text:style-name="path">/etc/make.conf</text:span>, fişier ce are prioritate peste celelalte fişiere. Veţi regăsi, de asemenea, un fişier <text:span text:style-name="path">/etc/make.conf.example</text:span>. Aşa cum sugerează şi numele, este numai un fişier exemplu - Portage nu citeşte din acest fişier. </text:p>
      <text:p text:style-name="P21">Puteţi, de asemenea, defini o variabilă Portage sub forma unei variabile de mediu, dar nu recomandăm această politică. </text:p>
      <text:p text:style-name="P25"><text:bookmark-start text:name="book_part3_chap1__chap1_sect2"/>Informaţii Specifice pentru Profile<text:bookmark-end text:name="book_part3_chap1__chap1_sect2"/></text:p>
      <text:p text:style-name="P21">Deja am amintit despre directorul <text:span text:style-name="path">/etc/make.profile</text:span>. Acesta, nu este chiar un director, ci un link simbolic spre un profil, cel implicit din <text:span text:style-name="path">/usr/portage/profiles</text:span>, deşi vă puteţi chiar crea profilele proprii în altă locaţie şi să indicaţi link-ul simbolic spre acestea. Link-ul simbolic spre care profilul este cel corespondent sistemului dvs. </text:p>
      <text:p text:style-name="P21">Un profil conţine informaţii specifice arhitecturii pentru Portage, cum ar fi o listă de pachete ce aparţin sistemului corespondent profilului, o listă de pachete ce nu funcţionează (sau sunt mascate) în acel profil, etc. </text:p>
      <text:p text:style-name="P25"><text:bookmark-start text:name="book_part3_chap1__chap1_sect3"/>Configurări Specifice Utilizatorului<text:bookmark-end text:name="book_part3_chap1__chap1_sect3"/></text:p>
      <text:p text:style-name="P21"><text:soft-page-break/>Dacă doriţi să suprascrieţi comportamentul Portage în legătură cu instalarea pachetelor, va trebui să editaţi fişierele din <text:span text:style-name="path">/etc/portage</text:span>. Este <text:span text:style-name="Emphasis1">foarte recomandat</text:span> să utilizaţi fişierele din <text:span text:style-name="path">/etc/portage</text:span> şi <text:span text:style-name="Emphasis1">foarte nerecomandat</text:span> să suprascrieţi comportamentul prin intermediul variabilelor de mediu! </text:p>
      <text:p text:style-name="P21">În directorul <text:span text:style-name="path">/etc/portage</text:span> puteţi crea următoarele fişiere: </text:p>
      <text:list xml:id="list1235887770724261225" text:style-name="WW8Num5">
        <text:list-item>
          <text:p text:style-name="P2"><text:span text:style-name="path">package.mask</text:span> ce conţine o listă cu pachetele pe care doriţi ca Portage să nu le instaleze niciodată </text:p>
        </text:list-item>
        <text:list-item>
          <text:p text:style-name="P9"><text:span text:style-name="path">package.unmask</text:span> ce conţine o listă cu pachetele ce doriţi să le instalaţi, chiar dacă dezvoltatorii Gentoo descurajează foarte puternic să le instalaţi </text:p>
        </text:list-item>
        <text:list-item>
          <text:p text:style-name="P9"><text:span text:style-name="path">package.keywords</text:span> ce conţine o listă cu pachetele ce doriţi să le instalaţi, deşi pachetul nu a fost găsit ca potrivit (încă) pentru sistemul sau arhitectura dvs. </text:p>
        </text:list-item>
        <text:list-item>
          <text:p text:style-name="P13"><text:span text:style-name="path">package.use</text:span> ce conţine o listă cu indicatorii USE pe care doriţi să-i utilizaţi pentru anumite pachete, fără ca întregul sistem să utilizeze acei indicatori USE </text:p>
        </text:list-item>
      </text:list>
      <text:p text:style-name="P21">Mai multe informaţii despre directorul <text:span text:style-name="path">/etc/portage</text:span> şi o listă completă cu fişierele posibile pe care le puteţi crea, pot fi găsite în pagina de manual a Portage: </text:p>
      <table:table table:name="Table284" table:style-name="Table284">
        <table:table-column table:style-name="Table284.A"/>
        <table:table-row table:style-name="Table284.1">
          <table:table-cell table:style-name="Table284.A1" office:value-type="string">
            <text:p text:style-name="P27"><text:bookmark text:name="book_part3_chap1__chap1_pre1"/>Cod 1.1: Consultarea paginii de manual Portage</text:p>
          </table:table-cell>
        </table:table-row>
        <table:table-row table:style-name="Table284.1">
          <table:table-cell table:style-name="Table284.A2" office:value-type="string">
            <text:p text:style-name="P24">$ <text:span text:style-name="code-input">man portage</text:span></text:p>
          </table:table-cell>
        </table:table-row>
      </table:table>
      <text:p text:style-name="P25"><text:bookmark-start text:name="book_part3_chap1__chap1_sect4"/>Modificarea Fişierelor &amp; Locaţiile Directoarelor Portage<text:bookmark-end text:name="book_part3_chap1__chap1_sect4"/></text:p>
      <text:p text:style-name="P21">Fişierele de configurare menţionate anterior nu pot fi stocate în altă locaţie - Portage va căuta întotdeauna aceste fişiere de configurare exact în locaţia specificată. Totuşi, Portage utilizează multe locaţii în mai multe scopuri: directorul de instalare temporar, stocarea surselor, structura Portage, ... </text:p>
      <text:p text:style-name="P21">Toate aceste scopuri au locaţii implicite bine stabilite, dar le puteţi modifica după preferinţe prin intermediul <text:span text:style-name="path">/etc/make.conf</text:span>. Restul acestui capitol explică scopul special locaţiilor utilizate de Portage şi cum să le modificaţi locaţia în sistemul dvs. de fişiere. </text:p>
      <text:p text:style-name="P21">Totuşi, acest document nu are ca scop sa fie utilizat ca referinţă. Dacă doriţi acoperirea 100% cu informaţii, vă rugăm să consultaţi paginile de manual pentru Portage şi <text:span text:style-name="path">make.conf</text:span>: </text:p>
      <table:table table:name="Table285" table:style-name="Table285">
        <table:table-column table:style-name="Table285.A"/>
        <table:table-row table:style-name="Table285.1">
          <table:table-cell table:style-name="Table285.A1" office:value-type="string">
            <text:p text:style-name="P27"><text:bookmark text:name="book_part3_chap1__chap1_pre2"/>Cod 1.2: Consultarea paginilor de manual pentru Portage şi make.conf</text:p>
          </table:table-cell>
        </table:table-row>
        <table:table-row table:style-name="Table285.1">
          <table:table-cell table:style-name="Table285.A2" office:value-type="string">
            <text:p text:style-name="P24">$ <text:span text:style-name="code-input">man portage</text:span></text:p>
            <text:p text:style-name="P24">$ <text:span text:style-name="code-input">man make.conf</text:span></text:p>
          </table:table-cell>
        </table:table-row>
      </table:table>
      <text:p text:style-name="P22"><text:bookmark text:name="book_part3_chap1__chap2"/>1.b. Stocarea Fişierelor</text:p>
      <text:p text:style-name="P25"><text:bookmark-start text:name="book_part3_chap1__chap2_sect1"/>Structura Portage<text:bookmark-end text:name="book_part3_chap1__chap2_sect1"/></text:p>
      <text:p text:style-name="P21"><text:soft-page-break/>Locaţia implicită a structurii Portage este <text:span text:style-name="path">/usr/portage</text:span>. Această locaţie este definită de către variabila PORTDIR. Când stocaţi structura Portage în altă locaţie (prin modificarea acestei variabile), nu uitaţi să schimbaţi link-ul simbolic pentru <text:span text:style-name="path">/etc/make.profile</text:span> în concordanţă. </text:p>
      <text:p text:style-name="P21">Dacă modificaţi variabila PORTDIR, aţi putea dori modificarea următoarelor variabile, de asemenea, deoarece ele nu vor fi influenţate de schimbarea variabilei PORTDIR. Aceasta se întâmplă din modul cum Portage manipulează variabilele: PKGDIR, DISTDIR, RPMDIR. </text:p>
      <text:p text:style-name="P25">Binare Precompilate</text:p>
      <text:p text:style-name="P21">Deşi Portage nu utilizează binare precompilate, implicit, are un suport vast pentru acestea. Când îi specificaţi sistemului Portage lucrul cu pachete precompilate, acesta le va căuta în <text:span text:style-name="path">/usr/portage/packages</text:span>. Această locaţie este definită de variabila PKGDIR. </text:p>
      <text:p text:style-name="P25">Codul Sursă</text:p>
      <text:p text:style-name="P21">Codurile sursă ale aplicaţiilor sunt stocate, implicit, în directorul <text:span text:style-name="path">/usr/portage/distfiles</text:span>. Această locaţie este definită de variabila DISTDIR. </text:p>
      <text:p text:style-name="P25"><text:bookmark-start text:name="book_part3_chap1__chap2_sect4"/>Fişierele RPM<text:bookmark-end text:name="book_part3_chap1__chap2_sect4"/></text:p>
      <text:p text:style-name="P21">Chiar dacă Portage nu poate utiliza fişiere RPM, este capabil să le genereze utilizând comanda <text:span text:style-name="code">ebuild</text:span> (consultaţi capitolul despre <text:a xlink:type="simple" xlink:href="http://www.gentoo.org/doc/ro/handbook/handbook-x86.xml?full=1#book_part3_chap6"><text:span text:style-name="Internet_20_link">Aplicaţia Ebuild</text:span></text:a>). Locaţia implicită în care Portage stochează fişierele RPM este <text:span text:style-name="path">/usr/portage/rpm</text:span> şi este definită de variabila RPMDIR. </text:p>
      <text:p text:style-name="P25">Baza de Date Portage</text:p>
      <text:p text:style-name="P21">Portage stochează starea sistemului dvs. (ce pachete sunt instalate, ce fişiere aparţin fiecărui pachet, ...) în <text:span text:style-name="path">/var/db/pkg</text:span>. <text:span text:style-name="Emphasis1">Nu</text:span> alteraţi aceste fişier manual! Va strica informaţiile pe care le deţine Portage despre sistemul dvs. </text:p>
      <text:p text:style-name="P25"><text:bookmark-start text:name="book_part3_chap1__chap2_sect6"/>Informaţiile Cache din Portage<text:bookmark-end text:name="book_part3_chap1__chap2_sect6"/></text:p>
      <text:p text:style-name="P21">Informaţiile cache din Portage (conţinând timpii de modificare, pachetele virtuale, informaţiile despre arborele de dependenţe, ...) sunt stocate în <text:span text:style-name="path">/var/cache/edb</text:span>. Această locaţie este chiar un sistem cache: îl puteţi curăţa, dacă nu aveţi nici o aplicaţie din portage ce rulează în acel moment. </text:p>
      <text:p text:style-name="P22"><text:bookmark text:name="book_part3_chap1__chap3"/><text:span text:style-name="chapnum">1.c. </text:span>Compilarea Aplicaţiilor</text:p>
      <text:p text:style-name="P25"><text:bookmark-start text:name="book_part3_chap1__chap3_sect1"/><text:soft-page-break/>Fişierele Temporare din Portage<text:bookmark-end text:name="book_part3_chap1__chap3_sect1"/></text:p>
      <text:p text:style-name="P21">Fişierele temporare din Portage sunt stocate, implicit, în <text:span text:style-name="path">/var/tmp</text:span>. Acest director este definit de variabila PORTAGE_TMPDIR. </text:p>
      <text:p text:style-name="P21">Dacă modificaţi variabila PORTAGE_TMPDIR, aţi putea modifica următoarele variabile, de asemenea, deoarece nu sunt alterate odată cu modificarea PORTAGE_TMPDIR. Aceasta se întâmplă ca urmare a manipulării de către Portage a următoarelor variabile: BUILD_PREFIX. </text:p>
      <text:p text:style-name="P25">Directorul pentru Compilare</text:p>
      <text:p text:style-name="P21">Portage creează directoare specifice necesare compilării pentru fiecare pachet instalat, în <text:span text:style-name="path">/var/tmp/portage</text:span>. Această locaţie este definită de variabila BUILD_PREFIX. </text:p>
      <text:p text:style-name="P25"><text:bookmark-start text:name="book_part3_chap1__chap3_sect3"/>Locaţia Sistemului de Fişiere Real<text:bookmark-end text:name="book_part3_chap1__chap3_sect3"/></text:p>
      <text:p text:style-name="P21">Implicit, Portage instalează toate fişierele în sistemul de fişiere curent (<text:span text:style-name="path">/</text:span>), dar puteţi schimba această locaţie prin setarea variabilei de mediu ROOT. Aceasta este utilă când creaţi imagini instalate noi. </text:p>
      <text:p text:style-name="P22"><text:span text:style-name="chapnum">3.d. </text:span>Caracteristici de Logging</text:p>
      <text:p text:style-name="P25">Procesul de Logging</text:p>
      <text:p text:style-name="P21">Portage poate crea fişiere de log pentru fiecare ebuild, dar doar dacă variabila PORT_LOGDIR este setată spre o locaţie ce are permisiuni de scriere pentru Portage (user-ul portage). Implicit, această variabilă nu este setată. </text:p>
      <text:h text:style-name="P23" text:outline-level="3"><text:bookmark text:name="book_part3_chap2"/>2. Configurarea prin intermediul Variabilelor</text:h>
      <text:p text:style-name="P22"><text:bookmark text:name="book_part3_chap2__chap1"/><text:span text:style-name="chapnum">2.a. </text:span>Configuraţia Portage</text:p>
      <text:p text:style-name="P21">Aşa cum am notat anterior, Portage este configurabil prin multe variabile pe care ar trebui să le definiţi în <text:span text:style-name="path">/etc/make.conf</text:span>. Vă rugăm să consultaţi pagina de manual <text:span text:style-name="path">make.conf</text:span> pentru o informaţii mai detaliate: </text:p>
      <table:table table:name="Table286" table:style-name="Table286">
        <table:table-column table:style-name="Table286.A"/>
        <table:table-row table:style-name="Table286.1">
          <table:table-cell table:style-name="Table286.A1" office:value-type="string">
            <text:p text:style-name="P27"><text:bookmark text:name="book_part3_chap2__chap1_pre1"/>Cod 1.1: Consultarea paginii de manual make.conf</text:p>
          </table:table-cell>
        </table:table-row>
        <table:table-row table:style-name="Table286.1">
          <table:table-cell table:style-name="Table286.A2" office:value-type="string">
            <text:p text:style-name="P24">$ <text:span text:style-name="code-input">man make.conf</text:span></text:p>
          </table:table-cell>
        </table:table-row>
      </table:table>
      <text:p text:style-name="P22"><text:bookmark text:name="book_part3_chap2__chap2"/>2.b. Opţiuni Specifice Compilării</text:p>
      <text:p text:style-name="P25"><text:bookmark-start text:name="book_part3_chap2__chap2_sect1"/><text:soft-page-break/>Opţiuni pentru Configurare şi Compilator<text:bookmark-end text:name="book_part3_chap2__chap2_sect1"/></text:p>
      <text:p text:style-name="P21">Când Portage compilează aplicaţiile, acesta pasează conţinutul următoarelor variabile compilatorului şi scriptului configure: </text:p>
      <text:list xml:id="list4930277884983277991" text:style-name="WW8Num30">
        <text:list-item>
          <text:p text:style-name="P3">CFLAGS &amp; CXXFLAGS definesc indicatorii de compilare doriţi pentru C şi C++. </text:p>
        </text:list-item>
        <text:list-item>
          <text:p text:style-name="P10">CHOST defineşte informaţia despre host-ul pentru care se face compilarea pentru scriptul configure a aplicaţiei. </text:p>
        </text:list-item>
        <text:list-item>
          <text:p text:style-name="P14">MAKEOPTS este pasat comenzii <text:span text:style-name="code">make</text:span> şi este, de obicei, setat să definească numărul de paralelism utilizat în timpul compilării. Mai multe informaţii despre opţiunile make pot fi găsite în pagina de manual make. </text:p>
        </text:list-item>
      </text:list>
      <text:p text:style-name="P21">Variabila USE este, de asemenea, utilizată în timpul rulării configure şi al compilărilor dar a fost explicată în detaliu în capitolele anterioare. </text:p>
      <text:p text:style-name="P25"><text:bookmark-start text:name="book_part3_chap2__chap2_sect2"/>Opţiuni de Construire<text:bookmark-end text:name="book_part3_chap2__chap2_sect2"/></text:p>
      <text:p text:style-name="P21">Când Portage a construit o versiune mai nouă a unui anumit titlu software, va şterge fişierele vechi şi versiunea veche din sistem. Portage acordă o pauză de 5 secunde înaintea ştergerii vechii versiuni. Aceste 5 secunde sunt definite de variabila CLEAN_DELAY. </text:p>
      <text:p text:style-name="P22"><text:bookmark text:name="book_part3_chap2__chap3"/><text:span text:style-name="chapnum">2.c. </text:span>Configuraţia Protecţiei Fişierelor</text:p>
      <text:p text:style-name="P25"><text:bookmark-start text:name="book_part3_chap2__chap3_sect1"/>Locaţiile Protejate ale Portage<text:bookmark-end text:name="book_part3_chap2__chap3_sect1"/></text:p>
      <text:p text:style-name="P21">Portage suprascrie fişierele noilor versiuni ale unui titlu software, dacă fişierele nu sunt stocate într-o locaţie <text:span text:style-name="Emphasis1">protejată</text:span>. Aceste locaţii protejate sunt definite de variabila CONFIG_PROTECT şi sunt, în general, locaţii pentru fişierele de configurare. Lista de directoare este delimitată prin spaţii. </text:p>
      <text:p text:style-name="P21">Un fişier ce ar fi trebuit să fie scris într-o asemenea locaţie, este redenumit şi utilizatorul este avertizat de prezenţa unei versiuni mai noi (presupusă) a fişierului de configurare. </text:p>
      <text:p text:style-name="P21">Puteţi afla setarea curentă pentru CONFIG_PROTECT din ieşirea comenzii <text:span text:style-name="code">emerge --info</text:span>: </text:p>
      <table:table table:name="Table287" table:style-name="Table287">
        <table:table-column table:style-name="Table287.A"/>
        <table:table-row table:style-name="Table287.1">
          <table:table-cell table:style-name="Table287.A1" office:value-type="string">
            <text:p text:style-name="P27"><text:bookmark text:name="book_part3_chap2__chap3_pre1"/>Cod 3.1: Aflarea setării curente a CONFIG_PROTECT</text:p>
          </table:table-cell>
        </table:table-row>
        <table:table-row table:style-name="Table287.1">
          <table:table-cell table:style-name="Table287.A2" office:value-type="string">
            <text:p text:style-name="P24">$ <text:span text:style-name="code-input">emerge --info | grep 'CONFIG_PROTECT='</text:span></text:p>
          </table:table-cell>
        </table:table-row>
      </table:table>
      <text:p text:style-name="P21">Mai multe informaţii despre Configurarea Protecţiei Fişierelor este disponibilă prin intermediul <text:span text:style-name="code">emerge</text:span>: </text:p>
      <table:table table:name="Table288" table:style-name="Table288">
        <table:table-column table:style-name="Table288.A"/>
        <text:soft-page-break/>
        <table:table-row table:style-name="Table288.1">
          <table:table-cell table:style-name="Table288.A1" office:value-type="string">
            <text:p text:style-name="P27"><text:bookmark text:name="book_part3_chap2__chap3_pre2"/>Cod 3.2: Mai multe informaţii despre Configurarea Protecţiei Fişierelor</text:p>
          </table:table-cell>
        </table:table-row>
        <table:table-row table:style-name="Table288.1">
          <table:table-cell table:style-name="Table288.A2" office:value-type="string">
            <text:p text:style-name="P24">$ <text:span text:style-name="code-input">emerge --help config</text:span></text:p>
          </table:table-cell>
        </table:table-row>
      </table:table>
      <text:p text:style-name="P25"><text:bookmark-start text:name="book_part3_chap2__chap3_sect2"/>Excluderea de Directoare<text:bookmark-end text:name="book_part3_chap2__chap3_sect2"/></text:p>
      <text:p text:style-name="P21">Pentru a 'deproteja' anumite directoare din locaţiile protejate, puteţi utiliza variabila CONFIG_PROTECT_MASK. </text:p>
      <text:p text:style-name="P22"><text:bookmark text:name="book_part3_chap2__chap4"/><text:span text:style-name="chapnum">2.d. </text:span>Opţiuni de Descărcare</text:p>
      <text:p text:style-name="P25"><text:bookmark-start text:name="book_part3_chap2__chap4_sect1"/>Locaţii de Servere<text:bookmark-end text:name="book_part3_chap2__chap4_sect1"/></text:p>
      <text:p text:style-name="P21">Când informaţia sau data necesară nu este disponibilă pe sistemul dvs., Portage o va descărca de pe Internet. Locaţiile serverelor pentru diverse informaţii şi canale de date sunt definite de următoarele variabile: </text:p>
      <text:list xml:id="list3026960795980089862" text:style-name="WW8Num36">
        <text:list-item>
          <text:p text:style-name="P4">GENTOO_MIRRORS defineşte o listă de locaţii de servere ce conţin coduri sursă (distfiles). </text:p>
        </text:list-item>
        <text:list-item>
          <text:p text:style-name="P15">PORTAGE_BINHOST defineşte o locaţie particulară de servere ce conţine pachete precompilate pentru sistemul dvs. </text:p>
        </text:list-item>
      </text:list>
      <text:p text:style-name="P21">A treia setare implică locaţia serverului de rsync utilizat pentru a vă actualiza structura Portage: </text:p>
      <text:list xml:id="list6237385437132991273" text:style-name="WW8Num12">
        <text:list-item>
          <text:p text:style-name="P16">SYNC defineşte un anume server pe care Portage îl utilizează pentru descărca structura Portage. </text:p>
        </text:list-item>
      </text:list>
      <text:p text:style-name="P21">Variabilele GENTOO_MIRRORS şi SYNC pot fi setate automat prin intermediul aplicaţiei <text:span text:style-name="code">mirrorselect</text:span>. Trebuie mai întâi să instalaţi mirrorselect utilizând <text:span text:style-name="code">emerge mirrorselect</text:span>, înainte de a-l folosi. Pentru mai multe informaţii, consultaţi pagina de ajutor online a aplicaţiei mirrorselect: </text:p>
      <table:table table:name="Table289" table:style-name="Table289">
        <table:table-column table:style-name="Table289.A"/>
        <table:table-row table:style-name="Table289.1">
          <table:table-cell table:style-name="Table289.A1" office:value-type="string">
            <text:p text:style-name="P27"><text:bookmark text:name="book_part3_chap2__chap4_pre1"/>Cod 4.1: Mai multe informaţii despre mirrorselect</text:p>
          </table:table-cell>
        </table:table-row>
        <table:table-row table:style-name="Table289.1">
          <table:table-cell table:style-name="Table289.A2" office:value-type="string">
            <text:p text:style-name="P24"># <text:span text:style-name="code-input">mirrorselect --help</text:span></text:p>
          </table:table-cell>
        </table:table-row>
      </table:table>
      <text:p text:style-name="P21">Dacă mediul dvs. necesită utilizarea unui server proxy, puteţi utiliza variabilele HTTP_PROXY, FTP_PROXY şi RSYNC_PROXY pentru a declara un server proxy. </text:p>
      <text:p text:style-name="P25"><text:bookmark-start text:name="book_part3_chap2__chap4_sect2"/>Comenzi de Descărcare<text:bookmark-end text:name="book_part3_chap2__chap4_sect2"/></text:p>
      <text:p text:style-name="P21">Când Portage necesită descărcarea unui cod sursa, utilizează <text:span text:style-name="code">wget</text:span> implicit. Puteţi modifica aceasta comanda prin setarea variabilei FETCHCOMMAND. </text:p>
      <text:p text:style-name="P21"><text:soft-page-break/>Portage poate să continue un cod sursă descărcat parţial. Acesta utilizează implicit <text:span text:style-name="code">wget</text:span>, dar aceasta se poate schimba prin modificarea variabilei RESUMECOMMAND. </text:p>
      <text:p text:style-name="P21">Asiguraţi-vă că atât FETCHCOMMAND cât şi RESUMECOMMAND stochează codul sursă în locaţia curentă. În interiorul acestor variabile puteţi utiliza \${URI} şi \${DISTDIR} pentru a indica locaţia codului sursă şi locaţia distfiles. </text:p>
      <text:p text:style-name="P21">De asemenea, puteţi defini manipulatori specifici protocoalelor prin intermediul FETCHCOMMAND_HTTP, FETCHCOMMAND_FTP, RESUMECOMMAND_HTTP, RESUMECOMMAND_FTP, şi aşa mai departe. </text:p>
      <text:p text:style-name="P25"><text:bookmark-start text:name="book_part3_chap2__chap4_sect3"/>Setări pentru Rsync<text:bookmark-end text:name="book_part3_chap2__chap4_sect3"/></text:p>
      <text:p text:style-name="P21">Nu puteţi modifica comanda rsync utilizată de Portage pentru a actualiza structura Portage, dar puteţi seta unele variabile în legătură cu comanda rsync: </text:p>
      <text:list xml:id="list2293826876159881389" text:style-name="WW8Num28">
        <text:list-item>
          <text:p text:style-name="P5">RSYNC_EXCLUDEFROM indică un fişier ce conţine pachetele şi/sau categoriile pe care rsync doriţi să le ignore în timpul procesului de actualizare </text:p>
        </text:list-item>
        <text:list-item>
          <text:p text:style-name="P11">RSYNC_RETRIES defineşte numărul de câte ori rsync ar trebui să încerce să se conecteze la mirror-ul indicat de variabila SYNC înainte de a renunţa. Această variabilă are valoarea implcită 3. </text:p>
        </text:list-item>
        <text:list-item>
          <text:p text:style-name="P17">RSYNC_TIMEOUT defineşte numărul de secunde în care conexiunea rsync poate stagna înainte ca rsync să considere că timpul a expirat. Această variabilă are valoare implicită de 180, dar utilizatorii de dial-up sau cei care au sisteme încete ar trebui să o seteze, probabil, la 300 sau mai mare. </text:p>
        </text:list-item>
      </text:list>
      <text:p text:style-name="P22"><text:bookmark text:name="book_part3_chap2__chap5"/><text:span text:style-name="chapnum">2.e. </text:span>Configurarea Gentoo</text:p>
      <text:p text:style-name="P25"><text:bookmark-start text:name="book_part3_chap2__chap5_sect1"/>Selectarea Ramurii<text:bookmark-end text:name="book_part3_chap2__chap5_sect1"/></text:p>
      <text:p text:style-name="P21">Puteţi modifica ramura implicită cu ajutorul variabilei ACCEPT_KEYWORDS. Aceasta are valoarea implicită ramura stabilă a arhitecturii dvs. Mai multe informaţii despre ramurile din Gentoo, pot fi găsite în următorul capitol. </text:p>
      <text:p text:style-name="P25"><text:bookmark-start text:name="book_part3_chap2__chap5_sect2"/>Caracteristici ale Sistemului Portage<text:bookmark-end text:name="book_part3_chap2__chap5_sect2"/></text:p>
      <text:p text:style-name="P21">Puteţi activa anumite caracteristici ale Portage prin intermediul variabilei FEATURES. Caracteristicile Portage au fost tratate în capitolele anterioare, cum ar fi cel dedicat <text:a xlink:type="simple" xlink:href="http://www.gentoo.org/doc/ro/handbook/handbook-x86.xml?full=1#book_part2_chap3"><text:span text:style-name="Internet_20_link">Caracteristicilor Portage</text:span></text:a>. </text:p>
      <text:p text:style-name="P22"><text:bookmark text:name="book_part3_chap2__chap6"/><text:span text:style-name="chapnum">2.f. </text:span>Comportamentul Portage</text:p>
      <text:p text:style-name="P25"><text:bookmark-start text:name="book_part1_chap4__chap6_sect1"/><text:soft-page-break/>Administrarea Resurselor<text:bookmark-end text:name="book_part1_chap4__chap6_sect1"/></text:p>
      <text:p text:style-name="P21">Cu ajutorul variabilei PORTAGE_NICENESS puteţi mări sau reduce valoarea nice sub care rulează Portage. Valoarea PORTAGE_NICENESS este <text:span text:style-name="Emphasis1">adăugată</text:span> valorii curente nice. </text:p>
      <text:p text:style-name="P21">Pentru mai multe informaţii despre valorile nice, consultaţi pagina de manual nice: </text:p>
      <table:table table:name="Table290" table:style-name="Table290">
        <table:table-column table:style-name="Table290.A"/>
        <table:table-row table:style-name="Table290.1">
          <table:table-cell table:style-name="Table290.A1" office:value-type="string">
            <text:p text:style-name="P27"><text:bookmark text:name="book_part3_chap2__chap6_pre1"/>Cod 6.1: Mai multe informaţii despre nice</text:p>
          </table:table-cell>
        </table:table-row>
        <table:table-row table:style-name="Table290.1">
          <table:table-cell table:style-name="Table290.A2" office:value-type="string">
            <text:p text:style-name="P24">$ <text:span text:style-name="code-input">man nice</text:span></text:p>
          </table:table-cell>
        </table:table-row>
      </table:table>
      <text:p text:style-name="P25"><text:bookmark-start text:name="book_part3_chap2__chap6_sect2"/>Comportamentul Afişării<text:bookmark-end text:name="book_part3_chap2__chap6_sect2"/></text:p>
      <text:p text:style-name="P21">Variabila NOCOLOR, ce are valoarea implicită "false", defineşte dacă Portage ar trebui să dezactiveze utilizarea afişării utilizând culori. </text:p>
      <text:h text:style-name="P23" text:outline-level="3"><text:bookmark text:name="book_part3_chap3"/>3. Interclasarea Categoriilor Software</text:h>
      <text:p text:style-name="P22"><text:span text:style-name="chapnum">5.a. </text:span>Utilizarea Unei Singure Ramuri</text:p>
      <text:p text:style-name="P25">Ramura Stabilă</text:p>
      <text:p text:style-name="P21">Variabila ACCEPT_KEYWORDS defineşte ce ramură de aplicaţii utilizaţi pe sistemul dvs. Aceasta are valoarea implicită ramura stabilă a arhitecturii dvs, spre exemplu <text:span text:style-name="code">x86</text:span>. </text:p>
      <text:p text:style-name="P21">Recomandăm utilizarea numai a ramurii stabile. Cu toate acestea, dacă nu acordaţi prea multă importanţă stabilităţii şi doriţi să ajutaţi comunitatea Gentoo prin trimiterea de rapoarte de bug-uri la <text:a xlink:type="simple" xlink:href="http://bugs.gentoo.org/"><text:span text:style-name="Internet_20_link">http://bugs.gentoo.org</text:span></text:a>, citiţi mai departe. </text:p>
      <text:p text:style-name="P25"><text:bookmark-start text:name="book_part3_chap3__chap1_sect2"/>Ramura de Test<text:bookmark-end text:name="book_part3_chap3__chap1_sect2"/></text:p>
      <text:p text:style-name="P21">Dacă doriţi să utilizaţi mai mult aplicaţii recente, puteţi avea în vedere utilizarea ramurii de test în loc. Pentru a îi specifica sistemului Portage să utilizeze ramura de test, adăugaţi un ~ în faţa numelui arhitecturii dvs. </text:p>
      <text:p text:style-name="P21">Ramura de test este exact ceea ce-i implică numele - <text:span text:style-name="Emphasis1">Testare</text:span>. Dacă un pachet este în testare, înseamnă că dezvoltatorii ştiu că este funcţional dar nu a fost testat îndeajuns. Puteţi, foarte bine, să fiţi primul ce descoperă o eroare în pachet, caz în care puteţi completa un <text:a xlink:type="simple" xlink:href="http://bugs.gentoo.org/"><text:span text:style-name="Internet_20_link">raport de bug</text:span></text:a> pentru a înştiinţa dezvoltatorii de acesta. </text:p>
      <text:p text:style-name="P21"><text:soft-page-break/>Aveţi grijă, totuşi, că este posibil să observaţi unele probleme de instabilitate, manipularea imperfectă a pachetelor (spre ex. dependenţe incorecte/lipsă), actualizări prea frecvente (rezultând în multe compilări) sau pachete problematice. Dacă nu ştiţi cum funcţionează Gentoo şi modalităţile de rezolvare a problemelor, vă recomandăm să rămâneţi pe ramura stabilă şi testată. </text:p>
      <text:p text:style-name="P21">Spre exemplu, pentru a selecta ramura de test pentru arhitectura x86, editaţi <text:span text:style-name="path">/etc/make.conf</text:span> şi setaţi: </text:p>
      <table:table table:name="Table291" table:style-name="Table291">
        <table:table-column table:style-name="Table291.A"/>
        <table:table-row table:style-name="Table291.1">
          <table:table-cell table:style-name="Table291.A1" office:value-type="string">
            <text:p text:style-name="P27"><text:bookmark text:name="book_part3_chap3__chap1_pre1"/>Cod 1.1: Setarea variabilei ACCEPT_KEYWORDS</text:p>
          </table:table-cell>
        </table:table-row>
        <table:table-row table:style-name="Table291.1">
          <table:table-cell table:style-name="Table291.A2" office:value-type="string">
            <text:p text:style-name="P24">ACCEPT_KEYWORDS="~x86"</text:p>
          </table:table-cell>
        </table:table-row>
      </table:table>
      <text:p text:style-name="P21">Dacă vă actualizaţi sistemul acum, veţi observa că <text:span text:style-name="Emphasis1">multe</text:span> din pachete vor fi actualizate. Ţineţi minte, totuşi: după ce v-aţi actualizat sistemul să utilizeze ramura stabilă, de obicei nu există o cale prea uşoară să reveniţi la cea stabilă, oficială (cu excepţia cazurilor în care deţineţi un backup). </text:p>
      <text:p text:style-name="P22"><text:bookmark text:name="book_part3_chap3__chap2"/><text:span text:style-name="chapnum">3.b. </text:span>Combinarea Ramurii Stabile cu cea de Test</text:p>
      <text:p text:style-name="P25"><text:bookmark-start text:name="book_part3_chap3__chap2_sect1"/>Fişierul package.keywords<text:bookmark-end text:name="book_part3_chap3__chap2_sect1"/></text:p>
      <text:p text:style-name="P21">Îi puteţi specifica sistemului Portage să permită ramura de test pentru anumite pachete dar utilizaţi ramura stabilă pentru restul sistemului. Pentru aceasta, adăugaţi categoria pachetului şi numele pe care doriţi să-l folosiţi din ramura de test în <text:span text:style-name="path">/etc/portage/package.keywords</text:span>. Spre exemplu, dacă doriţi să utilizaţi ramura de test pentru <text:span text:style-name="code">gnumeric</text:span>: </text:p>
      <table:table table:name="Table292" table:style-name="Table292">
        <table:table-column table:style-name="Table292.A"/>
        <table:table-row table:style-name="Table292.1">
          <table:table-cell table:style-name="Table292.A1" office:value-type="string">
            <text:p text:style-name="P27"><text:bookmark text:name="book_part3_chap3__chap2_pre1"/>Cod 2.1: Setarea /etc/portage/package.keywords pentru gnumeric, întreaga linie</text:p>
          </table:table-cell>
        </table:table-row>
        <table:table-row table:style-name="Table292.1">
          <table:table-cell table:style-name="Table292.A2" office:value-type="string">
            <text:p text:style-name="P24">app-office/gnumeric ~x86</text:p>
          </table:table-cell>
        </table:table-row>
      </table:table>
      <text:p text:style-name="P25"><text:bookmark-start text:name="book_part3_chap3__chap2_sect2"/>Testarea Anumitor Versiunilor<text:bookmark-end text:name="book_part3_chap3__chap2_sect2"/></text:p>
      <text:p text:style-name="P21">Dacă doriţi să utilizaţi o anumită versiune din ramura de test, dar nu doriţi ca Portage să considere ramura de test pentru celelalte versiuni, puteţi adăuga versiunea în fişierul <text:span text:style-name="path">package.keywords</text:span>. În acest caz, <text:span text:style-name="Emphasis1">trebuie</text:span> să utilizaţi operatorul =. Puteţi, de asemenea, să introduceţi o plajă de versiuni utilizând operatorii &lt;=, &lt;, &gt; or &gt;=. </text:p>
      <text:p text:style-name="P21">În oricare din cazuri, dacă adăugaţi informaţia despre versiune, <text:span text:style-name="Emphasis1">trebuie</text:span> să utilizaţi un operator. Dacă nu utilizaţi informaţia despre versiune, <text:span text:style-name="Emphasis1">nu</text:span> puteţi folosi un operator. </text:p>
      <text:p text:style-name="P21">În următorul exemplu, îi specificăm sistemului Portage să accepte gnumeric-1.2.13: </text:p>
      <table:table table:name="Table293" table:style-name="Table293">
        <table:table-column table:style-name="Table293.A"/>
        <table:table-row table:style-name="Table293.1">
          <table:table-cell table:style-name="Table293.A1" office:value-type="string">
            <text:p text:style-name="P27"><text:bookmark text:name="book_part3_chap3__chap2_pre2"/>Cod 2.2: Activarea unei versiuni specifice de test pentru gnumeric</text:p>
          </table:table-cell>
        </table:table-row>
        <table:table-row table:style-name="Table293.1">
          <table:table-cell table:style-name="Table293.A2" office:value-type="string">
            <text:p text:style-name="P24">=app-office/gnumeric-1.2.13 ~x86</text:p>
          </table:table-cell>
        </table:table-row>
      </table:table>
      <text:p text:style-name="P22"><text:bookmark text:name="book_part3_chap3__chap3"/>3.c. Utilizarea Pachetelor Mascate</text:p>
      <text:p text:style-name="P25"><text:bookmark-start text:name="book_part3_chap3__chap3_sect1"/><text:soft-page-break/>Fişierul package.unmask<text:bookmark-end text:name="book_part3_chap3__chap3_sect1"/></text:p>
      <text:p text:style-name="P21">Dezvoltatorii Gentoo <text:span text:style-name="T1">nu</text:span> oferă suport pentru utilizarea acestor fişiere. vă rugăm să faceţi exerciţii cu atenţie. Cererile de suport în legătură cu <text:span text:style-name="code">package.unmask</text:span> şi/sau <text:span text:style-name="code">package.mask</text:span> nu vor primi răspuns. Aţi fost avertizaţi. </text:p>
      <text:p text:style-name="P21">Când un pachet a fost mascat de către dezvoltatorii Gentoo şi totuşi doriţi să-l utilizaţi, în ciuda motivului menţionat în fişierul <text:span text:style-name="path">package.mask</text:span> (situat implicit în <text:span text:style-name="path">/usr/portage/profiles</text:span>), adăugaţi <text:span text:style-name="Emphasis1">exact</text:span> aceeaşi linie în <text:span text:style-name="path">/etc/portage/package.unmask</text:span>. </text:p>
      <text:p text:style-name="P21">Spre exemplu, dacă <text:span text:style-name="code">=net-mail/hotwayd-0.8</text:span> este mascat, îi puteţi anula mascarea prin adăugarea exact aceleiaşi linii în fişierul <text:span text:style-name="path">package.unmask</text:span>: </text:p>
      <table:table table:name="Table294" table:style-name="Table294">
        <table:table-column table:style-name="Table294.A"/>
        <table:table-row table:style-name="Table294.1">
          <table:table-cell table:style-name="Table294.A1" office:value-type="string">
            <text:p text:style-name="P27"><text:bookmark text:name="book_part3_chap3__chap3_pre1"/>Cod 3.1: /etc/portage/package.unmask</text:p>
          </table:table-cell>
        </table:table-row>
        <table:table-row table:style-name="Table294.1">
          <table:table-cell table:style-name="Table294.A2" office:value-type="string">
            <text:p text:style-name="P24">=net-mail/hotwayd-0.8</text:p>
          </table:table-cell>
        </table:table-row>
      </table:table>
      <text:p text:style-name="P25"><text:bookmark-start text:name="book_part3_chap3__chap3_sect2"/>Fişierul package.mask<text:bookmark-end text:name="book_part3_chap3__chap3_sect2"/></text:p>
      <text:p text:style-name="P21">Când doriţi ca sistemul Portage să nu ia în considerare un anumit pachet sau o anumită versiune a unui pachet, îl puteţi masca prin adăugarea liniei corespunzătoare în <text:span text:style-name="path">/etc/portage/package.mask</text:span>. </text:p>
      <text:p text:style-name="P21">Spre exemplu, dacă nu doriţi ca Portage să instaleze versiuni de kernel mai noi decât <text:span text:style-name="code">gentoo-sources-2.6.8.1</text:span>, adăugaţi linia următoare în <text:span text:style-name="path">package.mask</text:span>: </text:p>
      <table:table table:name="Table295" table:style-name="Table295">
        <table:table-column table:style-name="Table295.A"/>
        <table:table-row table:style-name="Table295.1">
          <table:table-cell table:style-name="Table295.A1" office:value-type="string">
            <text:p text:style-name="P27"><text:bookmark text:name="book_part3_chap3__chap3_pre2"/>Cod 3.2: Exemplu /etc/portage/package.mask</text:p>
          </table:table-cell>
        </table:table-row>
        <table:table-row table:style-name="Table295.1">
          <table:table-cell table:style-name="Table295.A2" office:value-type="string">
            <text:p text:style-name="P24">&gt;sys-kernel/gentoo-sources-2.6.8.1</text:p>
          </table:table-cell>
        </table:table-row>
      </table:table>
      <text:h text:style-name="P23" text:outline-level="3"><text:bookmark text:name="book_part3_chap4"/>4. Utilitare Adiţionale pentru Portage</text:h>
      <text:p text:style-name="P22"><text:bookmark text:name="book_part3_chap4__chap1"/><text:span text:style-name="chapnum">4.a. </text:span>etc-update</text:p>
      <text:p text:style-name="P21"><text:span text:style-name="code">etc-update</text:span> este un utilitar ce ajută la instalarea fişierelor <text:span text:style-name="path">._cfg0000_&lt;nume&gt;</text:span>. El oferă un mediu de instalare interactiv şi poate, de asemenea, să instaleze modificările triviale. Fişierele <text:span text:style-name="path">._cfg0000_&lt;name&gt;</text:span> sunt generate de Portage în momentul în care încearcă suprascrierea unui fişier într-un director protejat de variabila CONFIG_PROTECT. </text:p>
      <text:p text:style-name="P21">Rularea <text:span text:style-name="code">etc-update</text:span> este destul de directă: </text:p>
      <table:table table:name="Table296" table:style-name="Table296">
        <table:table-column table:style-name="Table296.A"/>
        <table:table-row table:style-name="Table296.1">
          <table:table-cell table:style-name="Table296.A1" office:value-type="string">
            <text:p text:style-name="P27"><text:bookmark text:name="book_part3_chap4__chap1_pre1"/>Cod 1.1: Rularea etc-update</text:p>
          </table:table-cell>
        </table:table-row>
        <table:table-row table:style-name="Table296.1">
          <table:table-cell table:style-name="Table296.A2" office:value-type="string">
            <text:p text:style-name="P24"># <text:span text:style-name="code-input">etc-update</text:span></text:p>
          </table:table-cell>
        </table:table-row>
      </table:table>
      <text:p text:style-name="P21"><text:soft-page-break/>După instalarea modificărilor implicite, vi se va afişa o listă cu fişierele protejate ce au un fişier de actualizat în aşteptare. În partea inferioară vi se vor afişa următoarele opţiuni posibile: </text:p>
      <table:table table:name="Table297" table:style-name="Table297">
        <table:table-column table:style-name="Table297.A"/>
        <table:table-row table:style-name="Table297.1">
          <table:table-cell table:style-name="Table297.A1" office:value-type="string">
            <text:p text:style-name="P27"><text:bookmark text:name="book_part3_chap4__chap1_pre2"/>Cod 1.2: opţiunile etc-update</text:p>
          </table:table-cell>
        </table:table-row>
        <table:table-row table:style-name="Table297.1">
          <table:table-cell table:style-name="Table297.A2" office:value-type="string">
            <text:p text:style-name="P24">Please select a file to edit by entering the corresponding number.</text:p>
            <text:p text:style-name="P24"><text:span text:style-name="T2"><text:s text:c="14"/></text:span>(-1 to exit) (-3 to auto merge all remaining files)</text:p>
            <text:p text:style-name="P24"><text:span text:style-name="T2"><text:s text:c="27"/></text:span>(-5 to auto-merge AND not use 'mv -i'):</text:p>
          </table:table-cell>
        </table:table-row>
      </table:table>
      <text:p text:style-name="P21">Dacă introduceţi <text:span text:style-name="code">-1</text:span>, <text:span text:style-name="code">etc-update</text:span> va ieşi fără a executa nici o schimbare. Dacă introduceţi <text:span text:style-name="code">-3</text:span> sau <text:span text:style-name="code">-5</text:span>, <text:span text:style-name="Emphasis1">toate</text:span> fişierele de configurare afişate vor fi suprascrise cu versiunile mai noi. Este, de aceea, foarte important să selectaţi întâi fişierele de configurare ce nu trebuie actualizate automat. Această operaţiune constă în simpla introducere a numărului afişat în stânga acelui fişier de configurare. </text:p>
      <text:p text:style-name="P21">Ca un exemplu, vom selecta fişierul de configurare <text:span text:style-name="path">/etc/pear.conf</text:span>: </text:p>
      <table:table table:name="Table298" table:style-name="Table298">
        <table:table-column table:style-name="Table298.A"/>
        <table:table-row table:style-name="Table298.1">
          <table:table-cell table:style-name="Table298.A1" office:value-type="string">
            <text:p text:style-name="P27"><text:bookmark text:name="book_part3_chap4__chap1_pre3"/>Cod 1.3: Actualizarea unui anumit fişier de configurare</text:p>
          </table:table-cell>
        </table:table-row>
        <table:table-row table:style-name="Table298.1">
          <table:table-cell table:style-name="Table298.A2" office:value-type="string">
            <text:p text:style-name="P24">Beginning of differences between /etc/pear.conf and /etc/._cfg0000_pear.conf</text:p>
            <text:p text:style-name="P24"><text:span text:style-name="code-comment">[...]</text:span></text:p>
            <text:p text:style-name="P24">End of differences between /etc/pear.conf and /etc/._cfg0000_pear.conf</text:p>
            <text:p text:style-name="P24">1) Replace original with update</text:p>
            <text:p text:style-name="P24">2) Delete update, keeping original as is</text:p>
            <text:p text:style-name="P24">3) Interactively merge original with update</text:p>
            <text:p text:style-name="P24">4) Show differences again</text:p>
          </table:table-cell>
        </table:table-row>
      </table:table>
      <text:p text:style-name="P21">Acum, puteţi observa diferenţele dintre două fişiere. Dacă dvs. credeţi că fişierele de configurare actualizate pot fi utilizate fără probleme, introduceţi <text:span text:style-name="code">1</text:span>. Dacă dvs. credeţi că fişierul de configurare actualizat nu este necesar, sau nu oferă nici o informaţie nouă sau folositoare, introduceţi <text:span text:style-name="code">2</text:span>. Dacă doriţi să actualizaţi interactiv fişierul de configurare curent, introduceţi <text:span text:style-name="code">3</text:span>. </text:p>
      <text:p text:style-name="P21">Nu are nici un sens elaborarea instalării interactive, aici. Pentru completitudine, vom lista toate comenzile posibile pe care le puteţi utiliza în timpul instalării interactive a două fişiere. Vi se vor afişa două linii (cea originală, şi cea nouă, propusă) şi un prompt la care puteţi introduce următoarele comenzi: </text:p>
      <table:table table:name="Table299" table:style-name="Table299">
        <table:table-column table:style-name="Table299.A"/>
        <table:table-row table:style-name="Table299.1">
          <table:table-cell table:style-name="Table299.A1" office:value-type="string">
            <text:p text:style-name="P27"><text:bookmark text:name="book_part3_chap4__chap1_pre4"/>Cod 1.4: Comenzile disponibile pentru instalarea interactivă</text:p>
          </table:table-cell>
        </table:table-row>
        <table:table-row table:style-name="Table299.1">
          <table:table-cell table:style-name="Table299.A2" office:value-type="string">
            <text:p text:style-name="P24">ed: <text:s text:c="4"/>Editaţi şi apoi utilizaţi ambele versiuni, fiecare conţinând un antet.</text:p>
            <text:p text:style-name="P24">eb: <text:s text:c="4"/>Editaţi şi apoi utilizaţi ambele versiuni.</text:p>
            <text:p text:style-name="P24">el: <text:s text:c="4"/>Editaţi şi apoi utilizaţi versiunea din stânga.</text:p>
            <text:p text:style-name="P24">er: <text:s text:c="4"/>Editaţi şi apoi utilizaţi versiunea din dreapta.</text:p>
            <text:p text:style-name="P24">e: <text:s text:c="5"/>Editaţi o nouă versiune.</text:p>
            <text:p text:style-name="P24">l: <text:s text:c="5"/>Utilizaţi versiunea din stânga.</text:p>
            <text:p text:style-name="P24">r: <text:s text:c="5"/>Utilizaţi versiunea din dreapta.</text:p>
            <text:p text:style-name="P24">s: <text:s text:c="5"/>Includeţi silenţios liniile comune.</text:p>
            <text:p text:style-name="P24">v: <text:s text:c="5"/>Includeţi afişând amănuntele, liniile comune.</text:p>
            <text:p text:style-name="P24">q: <text:s text:c="5"/>Ieşiţi.</text:p>
          </table:table-cell>
        </table:table-row>
      </table:table>
      <text:p text:style-name="P21">Când aţi terminat actualizarea fişierelor de configurare importante, puteţi, acum, să le actualizaţi pe toate celelalte. <text:span text:style-name="code">etc-update</text:span> va ieşi, dacă nu va mai găsi alte fişiere de configurare actualizabile. </text:p>
      <text:p text:style-name="P22"><text:bookmark text:name="book_part3_chap4__chap2"/><text:soft-page-break/><text:span text:style-name="chapnum">4.b. </text:span>dispatch-conf</text:p>
      <text:p text:style-name="P21">Cu ajutorul <text:span text:style-name="code">dispatch-conf</text:span> puteţi actualiza fişierele dvs. de configurare şi să reţineţi istoricul tuturor modificărilor efectuate. <text:span text:style-name="code">dispatch-conf</text:span> stochează diferenţele dintre fişierele de configurare ca fişiere patch sau prin utilizarea sistemului de revizii RCS. </text:p>
      <text:p text:style-name="P21">La fel ca <text:span text:style-name="code">etc-update</text:span>, îi puteţi specifica păstrarea fişierelor de configurare intacte, editarea celui curent sau instalarea interactivă a modificărilor. Totuşi, <text:span text:style-name="code">dispatch-conf</text:span> deţine unele caracteristici adiţionale: </text:p>
      <text:list xml:id="list5518455365085992854" text:style-name="WW8Num7">
        <text:list-item>
          <text:p text:style-name="P6">Instalează automat actualizările fişierelor de configurare ce conţin doar actualizări ale comentariilor </text:p>
        </text:list-item>
        <text:list-item>
          <text:p text:style-name="P18">Instalează automat fişierele de configurare ce diferă numai prin numărul de spaţii albe </text:p>
        </text:list-item>
      </text:list>
      <text:p text:style-name="P21">Asiguraţi-vă că aţi editat mai întâi <text:span text:style-name="path">/etc/dispatch-conf.conf</text:span> şi creaţi directorul indicat de variabila archive-dir. </text:p>
      <text:p text:style-name="P21">Pentru mai multe informaţii, verificaţi pagina de manual pentru <text:span text:style-name="code">dispatch-conf</text:span>: </text:p>
      <table:table table:name="Table300" table:style-name="Table300">
        <table:table-column table:style-name="Table300.A"/>
        <table:table-row table:style-name="Table300.1">
          <table:table-cell table:style-name="Table300.A1" office:value-type="string">
            <text:p text:style-name="P27"><text:bookmark text:name="book_part3_chap4__chap2_pre1"/>Cod 2.1: Consultarea paginii de manual pentru dispatch-conf</text:p>
          </table:table-cell>
        </table:table-row>
        <table:table-row table:style-name="Table300.1">
          <table:table-cell table:style-name="Table300.A2" office:value-type="string">
            <text:p text:style-name="P24">$ <text:span text:style-name="code-input">man dispatch-conf</text:span></text:p>
          </table:table-cell>
        </table:table-row>
      </table:table>
      <text:p text:style-name="P22"><text:bookmark text:name="book_part3_chap4__chap3"/>4.c. quickpkg</text:p>
      <text:p text:style-name="P21">Cu ajutorul <text:span text:style-name="code">quickpkg</text:span> puteţi crea arhive ale pachetelor ce sunt deja instalate în sistemul dvs. Aceste arhive pot fi utilizate ca pachete precompilate. Rularea <text:span text:style-name="code">quickpkg</text:span> este directă: trebuie doar să adăugaţi numele pachetelor pe care doriţi să le împachetaţi: </text:p>
      <text:p text:style-name="P21">Spre exemplu, pentru a impacheta <text:span text:style-name="code">curl</text:span>, <text:span text:style-name="code">arts</text:span> şi <text:span text:style-name="code">procps</text:span>: </text:p>
      <table:table table:name="Table301" table:style-name="Table301">
        <table:table-column table:style-name="Table301.A"/>
        <table:table-row table:style-name="Table301.1">
          <table:table-cell table:style-name="Table301.A1" office:value-type="string">
            <text:p text:style-name="P27"><text:bookmark text:name="book_part3_chap4__chap3_pre1"/>Cod 3.1: Exemplu de utilizare pentru quickpkg</text:p>
          </table:table-cell>
        </table:table-row>
        <table:table-row table:style-name="Table301.1">
          <table:table-cell table:style-name="Table301.A2" office:value-type="string">
            <text:p text:style-name="P24"># <text:span text:style-name="code-input">quickpkg curl arts procps</text:span></text:p>
          </table:table-cell>
        </table:table-row>
      </table:table>
      <text:p text:style-name="P21">Pachetele precompilate vor fi stocate în <text:span text:style-name="path">$PKGDIR/All</text:span> (implicit /usr/portage/packages/All). Link-uri simbolice ce indică spre aceste pachete sunt stocate în <text:span text:style-name="path">$PKGDIR/&lt;categorie&gt;</text:span>. </text:p>
      <text:h text:style-name="P23" text:outline-level="3"><text:bookmark text:name="book_part3_chap5"/>5. Derivarea din Structura Oficială</text:h>
      <text:p text:style-name="P22"><text:bookmark text:name="book_part3_chap5__chap1"/><text:span text:style-name="chapnum">5.a. </text:span>Utilizarea unui Subset din Structura Portage</text:p>
      <text:p text:style-name="P25"><text:bookmark-start text:name="book_part3_chap5__chap1_sect1"/>Excluderea de Pachete/Categorii<text:bookmark-end text:name="book_part3_chap5__chap1_sect1"/></text:p>
      <text:p text:style-name="P21"><text:soft-page-break/>Puteţi actualiza în mod selectiv anumite categorii/pachete şi să ignoraţi celelalte categorii pachete. Puteţi face acest lucru prin configurarea <text:span text:style-name="code">rsync</text:span> pentru excluderea unor categorii/pachete în timpul operaţiei de <text:span text:style-name="code">emerge --sync</text:span>. </text:p>
      <text:p text:style-name="P21">Trebuie să definiţi numele fişierului ce conţine schema de excludere, în variabila <text:span text:style-name="code">RSYNC_EXCLUDEFROM</text:span> din fişierul dvs. <text:span text:style-name="path">/etc/make.conf</text:span>. </text:p>
      <table:table table:name="Table302" table:style-name="Table302">
        <table:table-column table:style-name="Table302.A"/>
        <table:table-row table:style-name="Table302.1">
          <table:table-cell table:style-name="Table302.A1" office:value-type="string">
            <text:p text:style-name="P27"><text:bookmark text:name="book_part3_chap5__chap1_pre1"/>Cod 1.1: Definirea fişierului de excluziune în /etc/make.conf</text:p>
          </table:table-cell>
        </table:table-row>
        <table:table-row table:style-name="Table302.1">
          <table:table-cell table:style-name="Table302.A2" office:value-type="string">
            <text:p text:style-name="P24">RSYNC_EXCLUDEFROM=/etc/portage/rsync_excludes</text:p>
          </table:table-cell>
        </table:table-row>
      </table:table>
      <text:p text:style-name="P1"><text:bookmark text:name="book_part3_chap5__chap1_pre2"/></text:p>
      <table:table table:name="Table303" table:style-name="Table303">
        <table:table-column table:style-name="Table303.A"/>
        <table:table-row table:style-name="Table303.1">
          <table:table-cell table:style-name="Table303.A1" office:value-type="string">
            <text:p text:style-name="P27">Cod 1.2: Excluderea tuturor jocurilor în /etc/portage/rsync_excludes</text:p>
          </table:table-cell>
        </table:table-row>
        <table:table-row table:style-name="Table303.1">
          <table:table-cell table:style-name="Table303.A2" office:value-type="string">
            <text:p text:style-name="P24">games-*/*</text:p>
          </table:table-cell>
        </table:table-row>
      </table:table>
      <text:p text:style-name="P21">Notaţi, totuşi, că aceasta poate genera probleme de dependenţe, deoarece unele pachete noi pot depinde de alte pachete noi, dar care au fost excluse. </text:p>
      <text:p text:style-name="P22"><text:bookmark text:name="book_part3_chap5__chap2"/><text:span text:style-name="chapnum">5.b. </text:span>Adăugarea de Ebuild-uri Neoficiale</text:p>
      <text:p text:style-name="P25"><text:bookmark-start text:name="book_part3_chap5__chap2_sect1"/>Definirea unui Director Portage Paralel<text:bookmark-end text:name="book_part3_chap5__chap2_sect1"/></text:p>
      <text:p text:style-name="P21">Îi puteţi specifica sistemului Portage să utilizeze fişiere ebuild ce nu sunt disponibile oficial prin intermediul structurii Portage. Creaţi un director nou (spre exemplu <text:span text:style-name="path">/usr/local/portage</text:span>) în care să stocaţi fişiere ebuild neoficiale. Utilizaţi aceeaşi structură ca structura Portage oficială! </text:p>
      <text:p text:style-name="P21">Apoi, definiţi variabila PORTDIR_OVERLAY în <text:span text:style-name="path">/etc/make.conf</text:span> şi setaţi-o să indice către directorul definit anterior. Când utilizaţi Portage, acum, va considera şi toate aceste fişiere ebuild fără ştergerea/suprascrierea acestor fişiere ebuild următoarea dată când se va rula <text:span text:style-name="code">emerge --sync</text:span>. </text:p>
      <text:p text:style-name="P25"><text:bookmark-start text:name="book_part3_chap5__chap2_sect2"/>Lucrul cu mai Multe Directoare Paralele<text:bookmark-end text:name="book_part3_chap5__chap2_sect2"/></text:p>
      <text:p text:style-name="P21">Pentru utilizatorii experimentaţi ce dezvoltă utilizând mai multe directoare paralele, testarea pachetelor înainte de a fi integrate cu structura Portage sau doar dorinţa de a utiliza fişiere ebuild neoficiale din surse variate, pachetul <text:span text:style-name="code">app-portage/gentoolkit-dev</text:span> vă oferă <text:span text:style-name="code">gensync</text:span>, un utilitar ce vă păstrează repozitoriile paralele actualizate. </text:p>
      <text:p text:style-name="P21">Cu <text:span text:style-name="code">gensync</text:span> puteţi actualiza toate repozitoriile dintr-o dată, sau să selectaţi doar o parte din acestea. Fiecare repozitoriu ar trebui să aibă un fişier <text:span text:style-name="path">.syncsource</text:span> în directorul de configurare <text:span text:style-name="path">/etc/gensync/</text:span> ce conţine locaţia repozitoriului, numele, identificatorul, etc. </text:p>
      <text:p text:style-name="P21">Presupunem că aveţi două repozitorii adiţionale denumite <text:span text:style-name="code">java</text:span> (pentru fişierele ebuild de java, în dezvoltare) şi <text:span text:style-name="code">entapps</text:span> (pentru aplicaţiile dezvoltate proprietar pentru mediul dvs. enterprise). Puteţi <text:soft-page-break/>actualiza aceste repozitorii, după cum urmează: </text:p>
      <table:table table:name="Table304" table:style-name="Table304">
        <table:table-column table:style-name="Table304.A"/>
        <table:table-row table:style-name="Table304.1">
          <table:table-cell table:style-name="Table304.A1" office:value-type="string">
            <text:p text:style-name="P27"><text:bookmark text:name="book_part3_chap5__chap2_pre1"/>Cod 2.1: Utilizarea gensync pentru actualizarea unor repozitorii</text:p>
          </table:table-cell>
        </table:table-row>
        <table:table-row table:style-name="Table304.1">
          <table:table-cell table:style-name="Table304.A2" office:value-type="string">
            <text:p text:style-name="P24"># <text:span text:style-name="code-input">gensync java entapps</text:span></text:p>
          </table:table-cell>
        </table:table-row>
      </table:table>
      <text:p text:style-name="P22"><text:bookmark text:name="book_part3_chap5__chap3"/>5.c. Aplicaţii Neîntreţinute de Portage</text:p>
      <text:p text:style-name="P25"><text:bookmark-start text:name="book_part3_chap5__chap3_sect1"/>Utilizarea Portage cu Aplicaţii Auto-Întreţinute<text:bookmark-end text:name="book_part3_chap5__chap3_sect1"/></text:p>
      <text:p text:style-name="P21">În unele cazuri, doriţi să configuraţi, instalaţi şi să asiguraţi mentenanţa aplicaţiilor manual, fără ca Portage să automatizeze acest proces pentru dvs., chiar în cazul în care titlurile software se regăsesc în Portage. Cazuri mai cunoscute sunt sursele de kernel şi driver-ele nvidia. Puteţi configura Portage să ştie că un anumit pachet este manual întreţinut în sistem. Acest proces este numit <text:span text:style-name="Emphasis1">injectare</text:span> şi este suportat de Portage prin fişierul <text:span text:style-name="path">/etc/portage/profile/package.provided</text:span>. </text:p>
      <text:p text:style-name="P21">Spre exemplu, dacă doriţi să informaţi Portage despre <text:span text:style-name="code">vanilla-sources-2.6.11.6</text:span> pe care l-aţi instalat manual, adăugaţi următoarea linie în <text:span text:style-name="path">/etc/portage/profile/package.provided</text:span>: </text:p>
      <table:table table:name="Table305" table:style-name="Table305">
        <table:table-column table:style-name="Table305.A"/>
        <table:table-row table:style-name="Table305.1">
          <table:table-cell table:style-name="Table305.A1" office:value-type="string">
            <text:p text:style-name="P27"><text:bookmark text:name="book_part3_chap5__chap3_pre1"/>Cod 3.1: Exemplu de linie pentru package.provided</text:p>
          </table:table-cell>
        </table:table-row>
        <table:table-row table:style-name="Table305.1">
          <table:table-cell table:style-name="Table305.A2" office:value-type="string">
            <text:p text:style-name="P24">sys-kernel/vanilla-sources-2.6.11.6</text:p>
          </table:table-cell>
        </table:table-row>
      </table:table>
      <text:h text:style-name="P23" text:outline-level="3"><text:bookmark text:name="book_part3_chap6"/>6. Aplicaţia Ebuild</text:h>
      <text:p text:style-name="P22"><text:bookmark text:name="book_part3_chap6__chap1"/><text:span text:style-name="chapnum">6.a. </text:span>Emerge şi Ebuild</text:p>
      <text:p text:style-name="P21">Aplicaţia <text:span text:style-name="code">ebuild</text:span> este o interfaţă de nivel mai scăzut pentru sistemul Portage. Utilizând această aplicaţie, puteţi executa acţiuni specifice pentru un anumit fişier ebuild. Spre exemplu, puteţi efectua paşii instalării unui pachet individual. </text:p>
      <text:p text:style-name="P21">Utilizarea <text:span text:style-name="code">ebuild</text:span> este mai mult pentru scopuri de dezvoltare; mai multe informaţii despre <text:span text:style-name="code">ebuild</text:span> pot, astfel, fi găsite în <text:a xlink:type="simple" xlink:href="http://www.gentoo.org/proj/en/devrel/handbook/handbook.xml"><text:span text:style-name="Internet_20_link">Manualul Dezvoltatorilor</text:span></text:a>. În orice caz, vom prezenta ce instanţe ale unui ebuild sunt invocate de Portage în timpul procesului de instalare al unui anumit pachet şi cum să invocăm paşii post-configurare permişi de unele ebuild-uri. </text:p>
      <text:p text:style-name="P22"><text:bookmark text:name="book_part3_chap6__chap2"/><text:span text:style-name="chapnum">6.b. </text:span>Instalarea Manuală de Aplicaţii</text:p>
      <text:p text:style-name="P25"><text:bookmark-start text:name="book_part3_chap6__chap2_sect1"/>Descărcarea Surselor &amp; Validarea<text:bookmark-end text:name="book_part3_chap6__chap2_sect1"/></text:p>
      <text:p text:style-name="P21">De câte ori invocaţi <text:span text:style-name="code">ebuild</text:span> pentru un anumit fişier ebuild, acesta va verifica dacă sumele de control ale tuturor fişierelor implicate sunt egale cu cele conţinute în fişierul <text:span text:style-name="path">Manifest</text:span> sau <text:span text:style-name="path">files/digest-&lt;nume&gt;-&lt;versiune&gt;</text:span>. Aceasta se întâmplă după ce sursele au fost descărcate. </text:p>
      <text:p text:style-name="P21"><text:soft-page-break/>Pentru a descărca sursele utilizând comanda <text:span text:style-name="code">ebuild</text:span>, rulaţi: </text:p>
      <table:table table:name="Table306" table:style-name="Table306">
        <table:table-column table:style-name="Table306.A"/>
        <table:table-row table:style-name="Table306.1">
          <table:table-cell table:style-name="Table306.A1" office:value-type="string">
            <text:p text:style-name="P27"><text:bookmark text:name="book_part3_chap6__chap2_pre1"/>Cod 2.1: Descărcarea surselor</text:p>
          </table:table-cell>
        </table:table-row>
        <table:table-row table:style-name="Table306.1">
          <table:table-cell table:style-name="Table306.A2" office:value-type="string">
            <text:p text:style-name="P24"># <text:span text:style-name="code-input">ebuild cale/catre/ebuild fetch</text:span></text:p>
          </table:table-cell>
        </table:table-row>
      </table:table>
      <text:p text:style-name="P21">Dacă suma de control md5 nu se potriveşte cu cea listată în fişierul <text:span text:style-name="path">Manifest</text:span> sau dacă una din sursele descărcate nu se potrivesc celor conţinute în fişierul <text:span text:style-name="path">files/digest-&lt;package&gt;</text:span>, veţi primi un mesaj de eroare similar cu următorul: </text:p>
      <table:table table:name="Table307" table:style-name="Table307">
        <table:table-column table:style-name="Table307.A"/>
        <table:table-row table:style-name="Table307.1">
          <table:table-cell table:style-name="Table307.A1" office:value-type="string">
            <text:p text:style-name="P27"><text:bookmark text:name="book_part3_chap6__chap2_pre2"/>Cod 2.2: Sumă de control incorectă pentru ebuild</text:p>
          </table:table-cell>
        </table:table-row>
        <table:table-row table:style-name="Table307.1">
          <table:table-cell table:style-name="Table307.A2" office:value-type="string">
            <text:p text:style-name="P24">!!! File is corrupt or incomplete. (Digests do not match)</text:p>
            <text:p text:style-name="P24">&gt;&gt;&gt; our recorded digest: db20421ce35e8e54346e3ef19e60e4ee</text:p>
            <text:p text:style-name="P24">&gt;&gt;&gt; <text:s/>your file's digest: f10392b7c0b2bbc463ad09642606a7d6</text:p>
          </table:table-cell>
        </table:table-row>
      </table:table>
      <text:p text:style-name="P21">Următoarea linie, va menţiona fişierul eronat. </text:p>
      <text:p text:style-name="P21">Dacă sunteţi convins că sursele pe care le-aţi descărcat sau însuşi fişierul ebuild sunt valide, puteţi regenera fişierele <text:span text:style-name="path">Manifest</text:span> şi <text:span text:style-name="path">digest-&lt;package&gt;</text:span> utilizând funcţionalitatea digest a comenzii <text:span text:style-name="code">ebuild</text:span>: </text:p>
      <table:table table:name="Table308" table:style-name="Table308">
        <table:table-column table:style-name="Table308.A"/>
        <table:table-row table:style-name="Table308.1">
          <table:table-cell table:style-name="Table308.A1" office:value-type="string">
            <text:p text:style-name="P27"><text:bookmark text:name="book_part3_chap6__chap2_pre3"/>Cod 2.3: Regenerarea Manifest şi digest</text:p>
          </table:table-cell>
        </table:table-row>
        <table:table-row table:style-name="Table308.1">
          <table:table-cell table:style-name="Table308.A2" office:value-type="string">
            <text:p text:style-name="P24"># <text:span text:style-name="code-input">ebuild cale/catre/ebuild digest</text:span></text:p>
          </table:table-cell>
        </table:table-row>
      </table:table>
      <text:p text:style-name="P25"><text:bookmark-start text:name="book_part3_chap6__chap2_sect2"/>Decompresia Surselor<text:bookmark-end text:name="book_part3_chap6__chap2_sect2"/></text:p>
      <text:p text:style-name="P21">Pentru a decompresa sursele în <text:span text:style-name="path">/var/tmp/portage</text:span> (sau orice alt director specificat în <text:span text:style-name="path">/etc/make.conf</text:span>), utilizaţi funcţionalitatea unpack a comenzii <text:span text:style-name="code">ebuild</text:span>: </text:p>
      <table:table table:name="Table309" table:style-name="Table309">
        <table:table-column table:style-name="Table309.A"/>
        <table:table-row table:style-name="Table309.1">
          <table:table-cell table:style-name="Table309.A1" office:value-type="string">
            <text:p text:style-name="P27"><text:bookmark text:name="book_part3_chap6__chap2_pre4"/>Cod 2.4: Decompresia surselor</text:p>
          </table:table-cell>
        </table:table-row>
        <table:table-row table:style-name="Table309.1">
          <table:table-cell table:style-name="Table309.A2" office:value-type="string">
            <text:p text:style-name="P24"># <text:span text:style-name="code-input">ebuild cale/catre/ebuild unpack</text:span></text:p>
          </table:table-cell>
        </table:table-row>
      </table:table>
      <text:p text:style-name="P21">Aceasta va executa funcţia src_unpack() (ce are conţinutul implicit extragerea directă dacă nu este specificată nici o funcţie src_unpack() ). Tot în acest pas se aplică toate patch-urile. </text:p>
      <text:p text:style-name="P25"><text:bookmark-start text:name="book_part3_chap6__chap2_sect3"/>Compilarea Surselor<text:bookmark-end text:name="book_part3_chap6__chap2_sect3"/></text:p>
      <text:p text:style-name="P21">Următorul pas în procesul de instalare este compilarea surselor. Funcţionalitatea compile a comenzii <text:span text:style-name="code">ebuild</text:span> realizează acest pas prin execuţia funcţiei src_compile() din fişierul ebuild. Aceasta include şi paşii de configurarea, dacă este cazul. </text:p>
      <table:table table:name="Table310" table:style-name="Table310">
        <table:table-column table:style-name="Table310.A"/>
        <table:table-row table:style-name="Table310.1">
          <table:table-cell table:style-name="Table310.A1" office:value-type="string">
            <text:p text:style-name="P27"><text:bookmark text:name="book_part3_chap6__chap2_pre5"/>Cod 2.5: Compilarea surselor</text:p>
          </table:table-cell>
        </table:table-row>
        <table:table-row table:style-name="Table310.1">
          <table:table-cell table:style-name="Table310.A2" office:value-type="string">
            <text:p text:style-name="P24"># <text:span text:style-name="code-input">ebuild cale/catre/ebuild compile</text:span></text:p>
          </table:table-cell>
        </table:table-row>
      </table:table>
      <text:p text:style-name="P21">Este recomandat să editaţi funcţia src_compile() a fişierului ebuild dacă doriţi să modificaţi instrucţiunile de compilare. Totuşi, puteţi determina Portage să considere că aplicaţia <text:span text:style-name="code">ebuild</text:span> a <text:soft-page-break/>terminat paşii de compilare. Rulaţi individual toate comenzile necesare şi creaţi un fişier numit <text:span text:style-name="path">.compiled</text:span> în directorul de lucru: </text:p>
      <table:table table:name="Table311" table:style-name="Table311">
        <table:table-column table:style-name="Table311.A"/>
        <table:table-row table:style-name="Table311.1">
          <table:table-cell table:style-name="Table311.A1" office:value-type="string">
            <text:p text:style-name="P27"><text:bookmark text:name="book_part3_chap6__chap2_pre6"/>Cod 2.6: Informarea Portage despre terminarea paşilor de compilare</text:p>
          </table:table-cell>
        </table:table-row>
        <table:table-row table:style-name="Table311.1">
          <table:table-cell table:style-name="Table311.A2" office:value-type="string">
            <text:p text:style-name="P24"># <text:span text:style-name="code-input">touch .compiled</text:span></text:p>
          </table:table-cell>
        </table:table-row>
      </table:table>
      <text:p text:style-name="P25"><text:bookmark-start text:name="book_part3_chap6__chap2_sect4"/>Instalarea Fişierelor într-o Locaţie Temporară<text:bookmark-end text:name="book_part3_chap6__chap2_sect4"/></text:p>
      <text:p text:style-name="P21">La următorul pas, Portage va instala toate fişierele necesare într-o locaţie temporară. Acest director va conţine, în acest caz, toate fişierele ce urmează să fie instalate în sistemul de fişiere real. Puteţi realiza acest lucru prin rularea funcţiei install a comenzii <text:span text:style-name="code">ebuild</text:span> ce execută funcţia src_install() din fişierul ebuild: </text:p>
      <table:table table:name="Table312" table:style-name="Table312">
        <table:table-column table:style-name="Table312.A"/>
        <table:table-row table:style-name="Table312.1">
          <table:table-cell table:style-name="Table312.A1" office:value-type="string">
            <text:p text:style-name="P27"><text:bookmark text:name="book_part3_chap6__chap2_pre7"/>Cod 2.7: Instalarea fişierelor</text:p>
          </table:table-cell>
        </table:table-row>
        <table:table-row table:style-name="Table312.1">
          <table:table-cell table:style-name="Table312.A2" office:value-type="string">
            <text:p text:style-name="P24"># <text:span text:style-name="code-input">ebuild cale/catre/ebuild install</text:span></text:p>
          </table:table-cell>
        </table:table-row>
      </table:table>
      <text:p text:style-name="P25"><text:bookmark-start text:name="book_part3_chap6__chap2_sect5"/>Instalarea Fişierelor în Sistemul de Fişiere Real<text:bookmark-end text:name="book_part3_chap6__chap2_sect5"/></text:p>
      <text:p text:style-name="P21">Pasul final este instalarea tuturor fişierelor în sistemul de fişiere real şi înregistrarea acestor fişiere în baza de date a Portage. Comanda <text:span text:style-name="code">ebuild</text:span> denumeşte acest pas "qmerge" şi implică următorii paşi: </text:p>
      <text:list xml:id="list7070973250386570983" text:style-name="WW8Num14">
        <text:list-item>
          <text:p text:style-name="P7">Execuţia funcţiei pkg_preinst(), dacă este specificat</text:p>
        </text:list-item>
        <text:list-item>
          <text:p text:style-name="P12">Copierea tuturor fişierelor în sistemul de fişiere real</text:p>
        </text:list-item>
        <text:list-item>
          <text:p text:style-name="P12">Înregistrarea fişierelor în baza de date Portage</text:p>
        </text:list-item>
        <text:list-item>
          <text:p text:style-name="P19">Execuţia funcţiei pkg_postinst(), dacă este specificat</text:p>
        </text:list-item>
      </text:list>
      <text:p text:style-name="P21">Rulaţi funcţia qmerge a comenzii <text:span text:style-name="code">ebuild</text:span> pentru a realiza aceşti paşi: </text:p>
      <table:table table:name="Table313" table:style-name="Table313">
        <table:table-column table:style-name="Table313.A"/>
        <table:table-row table:style-name="Table313.1">
          <table:table-cell table:style-name="Table313.A1" office:value-type="string">
            <text:p text:style-name="P27"><text:bookmark text:name="book_part3_chap6__chap2_pre8"/>Cod 2.8: Instalarea fişierelor în sistemul de fişiere real</text:p>
          </table:table-cell>
        </table:table-row>
        <table:table-row table:style-name="Table313.1">
          <table:table-cell table:style-name="Table313.A2" office:value-type="string">
            <text:p text:style-name="P24"># <text:span text:style-name="code-input">ebuild cale/catre/ebuild qmerge</text:span></text:p>
          </table:table-cell>
        </table:table-row>
      </table:table>
      <text:p text:style-name="P25"><text:bookmark-start text:name="book_part3_chap6__chap2_sect6"/>Curăţarea Directorului Temporar<text:bookmark-end text:name="book_part3_chap6__chap2_sect6"/></text:p>
      <text:p text:style-name="P21">În final, puteţi curăţa directorul temporar prin utilizarea funcţiei clean a comenzii <text:span text:style-name="code">ebuild</text:span>: </text:p>
      <table:table table:name="Table314" table:style-name="Table314">
        <table:table-column table:style-name="Table314.A"/>
        <table:table-row table:style-name="Table314.1">
          <table:table-cell table:style-name="Table314.A1" office:value-type="string">
            <text:p text:style-name="P27"><text:bookmark text:name="book_part3_chap6__chap2_pre9"/>Cod 2.9: Curăţarea directorului temporar</text:p>
          </table:table-cell>
        </table:table-row>
        <table:table-row table:style-name="Table314.1">
          <table:table-cell table:style-name="Table314.A2" office:value-type="string">
            <text:p text:style-name="P24"># <text:span text:style-name="code-input">ebuild cale/catre/ebuild clean</text:span></text:p>
          </table:table-cell>
        </table:table-row>
      </table:table>
      <text:p text:style-name="P22">6.c. Caracteristici Adiţionale Ebuild</text:p>
      <text:p text:style-name="P25"><text:bookmark-start text:name="book_part3_chap6__chap3_sect1"/>Rularea Tuturor Comenzilor Legate de Instalare<text:bookmark-end text:name="book_part3_chap6__chap3_sect1"/></text:p>
      <text:p text:style-name="P21"><text:soft-page-break/>Utilizând funcţia merge a comenzii <text:span text:style-name="code">ebuild</text:span> puteţi rula descărcarea, decompresia, compilarea, instalarea şi comenzile qmerge într-un singur pas: </text:p>
      <table:table table:name="Table315" table:style-name="Table315">
        <table:table-column table:style-name="Table315.A"/>
        <table:table-row table:style-name="Table315.1">
          <table:table-cell table:style-name="Table315.A1" office:value-type="string">
            <text:p text:style-name="P27"><text:bookmark text:name="book_part3_chap6__chap3_pre1"/>Cod 3.1: Instalarea aplicaţiilor</text:p>
          </table:table-cell>
        </table:table-row>
        <table:table-row table:style-name="Table315.1">
          <table:table-cell table:style-name="Table315.A2" office:value-type="string">
            <text:p text:style-name="P24"># <text:span text:style-name="code-input">ebuild cale/catre/ebuild merge</text:span></text:p>
          </table:table-cell>
        </table:table-row>
      </table:table>
      <text:p text:style-name="P25"><text:bookmark-start text:name="book_part3_chap6__chap3_sect2"/>Efectuarea Acţiunilor de Configurare<text:bookmark-end text:name="book_part3_chap6__chap3_sect2"/></text:p>
      <text:p text:style-name="P21">Unele aplicaţii includ instrucţiuni ce configurează pachetul în continuare, pe sistemul dvs. Aceste instrucţiuni pot fi interactive şi, de aceea, nu pot fi executate automat. Pentru a rula aceşti paşi de configurare, ce sunt listaţi în funcţia (opţională) a fişierului ebuild, utilizaţi funcţionalitatea config a comenzii <text:span text:style-name="code">ebuild</text:span>: </text:p>
      <table:table table:name="Table316" table:style-name="Table316">
        <table:table-column table:style-name="Table316.A"/>
        <table:table-row table:style-name="Table316.1">
          <table:table-cell table:style-name="Table316.A1" office:value-type="string">
            <text:p text:style-name="P27"><text:bookmark text:name="book_part3_chap6__chap3_pre2"/>Cod 3.2: Configurarea unui pachet</text:p>
          </table:table-cell>
        </table:table-row>
        <table:table-row table:style-name="Table316.1">
          <table:table-cell table:style-name="Table316.A2" office:value-type="string">
            <text:p text:style-name="P24"># <text:span text:style-name="code-input">ebuild cale/catre/ebuild config</text:span></text:p>
          </table:table-cell>
        </table:table-row>
      </table:table>
      <text:p text:style-name="P25"><text:bookmark-start text:name="book_part3_chap6__chap3_sect3"/>Costruirea unui pachet (RPM)<text:bookmark-end text:name="book_part3_chap6__chap3_sect3"/></text:p>
      <text:p text:style-name="P21">Îi puteţi specifica sistemului Portage să creeze un pachet binar pentru un fişier ebuild, sau chiar un pachet RPM. Utilizaţi funcţia package sau rpm a comenzii <text:span text:style-name="code">ebuild</text:span> pentru a crea aceste arhive. Există, totuşi, unele diferenţe de funcţionalitate între acestea două: </text:p>
      <text:list xml:id="list2749934109884263195" text:style-name="WW8Num11">
        <text:list-item>
          <text:p text:style-name="P8">Funcţionalitatea package este asemănătoare cu cea de instalare, executând toţi paşii necesari (descărcare, decompresie, compilare, instalare) înainte ca pachetul să fie creat </text:p>
        </text:list-item>
        <text:list-item>
          <text:p text:style-name="P20">Funcţionalitatea rpm construieşte un pachet RPM din fişierele create <text:span text:style-name="Emphasis1">după</text:span> ce a rulat funcţia install a comenzii <text:span text:style-name="code">ebuild</text:span> </text:p>
        </text:list-item>
      </text:list>
      <table:table table:name="Table317" table:style-name="Table317">
        <table:table-column table:style-name="Table317.A"/>
        <table:table-row table:style-name="Table317.1">
          <table:table-cell table:style-name="Table317.A1" office:value-type="string">
            <text:p text:style-name="P27"><text:bookmark text:name="book_part3_chap6__chap3_pre3"/>Cod 3.3: Crearea de pachete</text:p>
          </table:table-cell>
        </table:table-row>
        <table:table-row table:style-name="Table317.1">
          <table:table-cell table:style-name="Table317.A2" office:value-type="string">
            <text:p text:style-name="P24"><text:span text:style-name="code-comment">(Pentru un pachet binar compatibil cu Portage)</text:span></text:p>
            <text:p text:style-name="P24"># <text:span text:style-name="code-input">ebuild cale/catre/ebuild package</text:span></text:p>
            <text:p text:style-name="P24"/>
            <text:p text:style-name="P24"><text:span text:style-name="code-comment">(Pentru un pachet RPM)</text:span></text:p>
            <text:p text:style-name="P24"># <text:span text:style-name="code-input">ebuild cale/catre/ebuild rpm</text:span></text:p>
          </table:table-cell>
        </table:table-row>
      </table:table>
      <text:p text:style-name="P21">Totuşi, fişierul RPM creat, nu va conţine informaţia de dependenţă a fişierului ebuild. </text:p>
      <text:p text:style-name="P22"><text:bookmark text:name="book_part3_chap6__chap4"/><text:span text:style-name="chapnum">6.d. </text:span>Mai Multe Informaţii</text:p>
      <text:p text:style-name="P21">Vă rugăm să consultaţi următoarele pagini de manual pentru mai multe informaţii despre Portage, aplicaţia ebuild şi fişierele ebuild: </text:p>
      <table:table table:name="Table318" table:style-name="Table318">
        <table:table-column table:style-name="Table318.A"/>
        <table:table-row table:style-name="Table318.1">
          <table:table-cell table:style-name="Table318.A1" office:value-type="string">
            <text:p text:style-name="P27"><text:bookmark text:name="book_part3_chap6__chap4_pre1"/>Cod 4.1: Pagini de manual</text:p>
          </table:table-cell>
        </table:table-row>
        <table:table-row table:style-name="Table318.1">
          <table:table-cell table:style-name="Table318.A2" office:value-type="string">
            <text:p text:style-name="P24">$ <text:span text:style-name="code-input">man portage</text:span> <text:s text:c="3"/><text:span text:style-name="code-comment">(Portage însuşi)</text:span></text:p>
            <text:p text:style-name="P24">$ <text:span text:style-name="code-input">man emerge</text:span> <text:s text:c="4"/><text:span text:style-name="code-comment">(Comanda emerge)</text:span></text:p>
            <text:p text:style-name="P24">$ <text:span text:style-name="code-input">man ebuild</text:span> <text:s text:c="4"/><text:span text:style-name="code-comment">(Comanda ebuild)</text:span></text:p>
            <text:p text:style-name="P24">$ <text:span text:style-name="code-input">man 5 ebuild</text:span> <text:s text:c="2"/><text:span text:style-name="code-comment">(Sintaxa fişierului ebuild)</text:span></text:p>
          </table:table-cell>
        </table:table-row>
      </table:table>
      <text:p text:style-name="P21"><text:soft-page-break/>Veţi găsi, de asemenea, informaţii în legătură cu dezvoltarea în <text:a xlink:type="simple" xlink:href="http://www.gentoo.org/proj/en/devrel/handbook/handbook.xml"><text:span text:style-name="Internet_20_link">Manualul Dezvoltatorilor</text:span></text:a>. </text:p>
      <text:h text:style-name="P2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fo:line-height="100%"/>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chap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sect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codetitle"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HTML_20_Preformatted" style:display-name="HTML Preformatted" style:family="paragraph" style:parent-style-name="Standard">
      <style:paragraph-properties fo:margin-top="0in" fo:margin-bottom="0in" style:contextual-spacing="false" fo:line-height="100%"/>
      <style:text-properties style:font-name="Courier New" fo:font-size="10pt" style:font-name-asian="Times New Roman" style:font-size-asian="10pt" style:font-name-complex="Courier New" style:font-size-complex="10pt"/>
    </style:style>
    <style:style style:name="Default_20_Paragraph_20_Font" style:display-name="Default Paragraph Font" style:family="text"/>
    <style:style style:name="chapnum" style:family="text" style:parent-style-name="Default_20_Paragraph_20_Font"/>
    <style:style style:name="path" style:family="text" style:parent-style-name="Default_20_Paragraph_20_Font"/>
    <style:style style:name="Emphasis1" style:family="text" style:parent-style-name="Default_20_Paragraph_20_Font"/>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code-input" style:family="text" style:parent-style-name="Default_20_Paragraph_20_Font"/>
    <style:style style:name="code"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WW8Num30z0" style:family="text">
      <style:text-properties style:font-name="Symbol" fo:font-size="10pt" style:font-size-asian="10pt" style:font-name-complex="Symbol"/>
    </style:style>
    <style:style style:name="WW8Num30z1" style:family="text">
      <style:text-properties style:font-name="Courier New" fo:font-size="10pt" style:font-size-asian="10pt" style:font-name-complex="Courier New"/>
    </style:style>
    <style:style style:name="WW8Num30z2" style:family="text">
      <style:text-properties style:font-name="Wingdings" fo:font-size="10pt" style:font-size-asian="10pt" style:font-name-complex="Wingdings"/>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code-comment" style:family="text" style:parent-style-name="Default_20_Paragraph_20_Fon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09:00:16.14</meta:creation-date>
    <dc:date>2013-03-12T09:00:36.67</dc:date>
    <meta:editing-duration>P0D</meta:editing-duration>
    <meta:editing-cycles>1</meta:editing-cycles>
    <meta:document-statistic meta:table-count="35" meta:image-count="0" meta:object-count="0" meta:page-count="18" meta:paragraph-count="300" meta:word-count="4411" meta:character-count="31806" meta:non-whitespace-character-count="27495"/>
    <meta:generator>LibreOffice/4.0.0.3$Windows_x86 LibreOffice_project/7545bee9c2a0782548772a21bc84a9dcc583b89</meta:generator>
  </office:meta>
</office:document-meta>
</file>